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9f2" officeooo:paragraph-rsid="0013c9f2"/>
    </style:style>
    <style:style style:name="P2" style:family="paragraph" style:parent-style-name="Standard">
      <style:text-properties fo:font-weight="bold" officeooo:rsid="0013c9f2" officeooo:paragraph-rsid="0013c9f2" style:font-weight-asian="bold" style:font-weight-complex="bold"/>
    </style:style>
    <style:style style:name="P3" style:family="paragraph" style:parent-style-name="Standard">
      <style:text-properties officeooo:rsid="0014f1a8" officeooo:paragraph-rsid="0014f1a8"/>
    </style:style>
    <style:style style:name="P4" style:family="paragraph" style:parent-style-name="Standard">
      <style:text-properties officeooo:rsid="00186fc6" officeooo:paragraph-rsid="001b16ca"/>
    </style:style>
    <style:style style:name="P5" style:family="paragraph" style:parent-style-name="Standard">
      <style:text-properties officeooo:rsid="00193c10" officeooo:paragraph-rsid="00193c10"/>
    </style:style>
    <style:style style:name="P6" style:family="paragraph" style:parent-style-name="Standard">
      <style:text-properties officeooo:rsid="00196da0" officeooo:paragraph-rsid="00196da0"/>
    </style:style>
    <style:style style:name="P7" style:family="paragraph" style:parent-style-name="Standard">
      <style:text-properties officeooo:rsid="001e68ce" officeooo:paragraph-rsid="001e68ce"/>
    </style:style>
    <style:style style:name="P8" style:family="paragraph" style:parent-style-name="Standard">
      <style:text-properties officeooo:rsid="0020bad5" officeooo:paragraph-rsid="0020bad5"/>
    </style:style>
    <style:style style:name="P9" style:family="paragraph" style:parent-style-name="Standard">
      <style:text-properties officeooo:rsid="002156ef" officeooo:paragraph-rsid="002156ef"/>
    </style:style>
    <style:style style:name="P10" style:family="paragraph" style:parent-style-name="Standard">
      <style:paragraph-properties fo:text-align="justify" style:justify-single-word="false"/>
      <style:text-properties officeooo:rsid="0022901b" officeooo:paragraph-rsid="0022901b"/>
    </style:style>
    <style:style style:name="P11" style:family="paragraph" style:parent-style-name="Standard">
      <style:paragraph-properties fo:text-align="justify" style:justify-single-word="false"/>
      <style:text-properties officeooo:paragraph-rsid="0022901b"/>
    </style:style>
    <style:style style:name="P12" style:family="paragraph" style:parent-style-name="Standard">
      <style:paragraph-properties fo:text-align="justify" style:justify-single-word="false"/>
      <style:text-properties officeooo:rsid="00234b79" officeooo:paragraph-rsid="00234b79"/>
    </style:style>
    <style:style style:name="P13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2901b" officeooo:paragraph-rsid="0022901b" style:font-size-asian="10pt" style:font-style-asian="normal" style:font-weight-asian="normal" style:text-emphasize="none"/>
    </style:style>
    <style:style style:name="P14" style:family="paragraph" style:parent-style-name="Standard">
      <style:text-properties officeooo:rsid="00248f7c" officeooo:paragraph-rsid="00248f7c"/>
    </style:style>
    <style:style style:name="P15" style:family="paragraph" style:parent-style-name="Standard">
      <style:paragraph-properties fo:break-before="page"/>
      <style:text-properties officeooo:rsid="0013c9f2" officeooo:paragraph-rsid="0013c9f2"/>
    </style:style>
    <style:style style:name="P16" style:family="paragraph" style:parent-style-name="Standard">
      <style:text-properties officeooo:rsid="0024c8f2" officeooo:paragraph-rsid="0024c8f2"/>
    </style:style>
    <style:style style:name="P17" style:family="paragraph" style:parent-style-name="Standard">
      <style:text-properties fo:font-weight="bold" officeooo:rsid="002725e3" officeooo:paragraph-rsid="002725e3" style:font-weight-asian="bold" style:font-weight-complex="bold"/>
    </style:style>
    <style:style style:name="P18" style:family="paragraph" style:parent-style-name="Standard">
      <style:text-properties fo:font-weight="normal" officeooo:rsid="002725e3" officeooo:paragraph-rsid="002725e3" style:font-weight-asian="normal" style:font-weight-complex="normal"/>
    </style:style>
    <style:style style:name="P19" style:family="paragraph" style:parent-style-name="Standard">
      <style:text-properties fo:font-weight="normal" officeooo:rsid="0028ab94" officeooo:paragraph-rsid="0028ab94" style:font-weight-asian="normal" style:font-weight-complex="normal"/>
    </style:style>
    <style:style style:name="P20" style:family="paragraph" style:parent-style-name="Standard">
      <style:text-properties fo:font-weight="normal" officeooo:rsid="002ba7b4" officeooo:paragraph-rsid="002ba7b4" style:font-weight-asian="normal" style:font-weight-complex="normal"/>
    </style:style>
    <style:style style:name="P21" style:family="paragraph" style:parent-style-name="Standard">
      <style:text-properties fo:font-weight="normal" officeooo:rsid="002ba7b4" officeooo:paragraph-rsid="002d1098" style:font-weight-asian="normal" style:font-weight-complex="normal"/>
    </style:style>
    <style:style style:name="P22" style:family="paragraph" style:parent-style-name="Standard">
      <style:text-properties fo:font-weight="normal" officeooo:rsid="002ba7b4" officeooo:paragraph-rsid="0030290a" style:font-weight-asian="normal" style:font-weight-complex="normal"/>
    </style:style>
    <style:style style:name="P23" style:family="paragraph" style:parent-style-name="Standard">
      <style:text-properties fo:font-weight="normal" officeooo:rsid="002ba7b4" officeooo:paragraph-rsid="00311352" style:font-weight-asian="normal" style:font-weight-complex="normal"/>
    </style:style>
    <style:style style:name="P24" style:family="paragraph" style:parent-style-name="Standard">
      <style:text-properties fo:font-weight="normal" officeooo:rsid="003245b1" officeooo:paragraph-rsid="003245b1" style:font-weight-asian="normal" style:font-weight-complex="normal"/>
    </style:style>
    <style:style style:name="T1" style:family="text">
      <style:text-properties officeooo:rsid="0013dd54"/>
    </style:style>
    <style:style style:name="T2" style:family="text">
      <style:text-properties officeooo:rsid="001699b6"/>
    </style:style>
    <style:style style:name="T3" style:family="text">
      <style:text-properties officeooo:rsid="00183673"/>
    </style:style>
    <style:style style:name="T4" style:family="text">
      <style:text-properties officeooo:rsid="00186fc6"/>
    </style:style>
    <style:style style:name="T5" style:family="text">
      <style:text-properties officeooo:rsid="00193c10"/>
    </style:style>
    <style:style style:name="T6" style:family="text">
      <style:text-properties officeooo:rsid="0020bad5"/>
    </style:style>
    <style:style style:name="T7" style:family="text">
      <style:text-properties officeooo:rsid="002111da"/>
    </style:style>
    <style:style style:name="T8" style:family="text">
      <style:text-properties officeooo:rsid="0022901b"/>
    </style:style>
    <style:style style:name="T9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2901b" style:font-size-asian="10pt" style:font-style-asian="normal" style:font-weight-asian="normal" style:text-emphasize="non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16ca" style:font-weight-asian="bold" style:font-weight-complex="bold"/>
    </style:style>
    <style:style style:name="T13" style:family="text">
      <style:text-properties officeooo:rsid="0023b6b3"/>
    </style:style>
    <style:style style:name="T14" style:family="text">
      <style:text-properties officeooo:rsid="0028ab94"/>
    </style:style>
    <style:style style:name="T15" style:family="text">
      <style:text-properties officeooo:rsid="0029b45c"/>
    </style:style>
    <style:style style:name="T16" style:family="text">
      <style:text-properties officeooo:rsid="002ba7b4"/>
    </style:style>
    <style:style style:name="T17" style:family="text">
      <style:text-properties officeooo:rsid="002d1098"/>
    </style:style>
    <style:style style:name="T18" style:family="text">
      <style:text-properties officeooo:rsid="0030290a"/>
    </style:style>
    <style:style style:name="T19" style:family="text">
      <style:text-properties officeooo:rsid="00344187"/>
    </style:style>
    <style:style style:name="T20" style:family="text">
      <style:text-properties officeooo:rsid="0034d649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calibration issue</text:p>
      <text:p text:style-name="P1"/>
      <text:p text:style-name="P1">Programs required</text:p>
      <text:p text:style-name="P1"/>
      <text:p text:style-name="P1"/>
      <text:p text:style-name="P1"/>
      <text:p text:style-name="P1"><draw:frame draw:style-name="fr1" draw:name="Object1" text:anchor-type="paragraph" svg:width="11.291cm" svg:height="1.8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6">Tests on ATMEGA 168</text:p>
      <text:p text:style-name="P1"/>
      <text:p text:style-name="P3"><text:span text:style-name="T3">Prepare</text:span> green project pcb with no display and DIP socket.</text:p>
      <text:p text:style-name="P3"><text:span text:style-name="T3">Put</text:span> <text:span text:style-name="T2">Github_PCB-111000_V2/Mini-OS_V22/Hex_files/CA_files on the fixed device</text:span></text:p>
      <text:p text:style-name="P1"/>
      <text:p text:style-name="P5">Plug an Atmega 168 into the DIP and run</text:p>
      <text:p text:style-name="P4"><text:tab/></text:p>
      <text:p text:style-name="P4"><text:tab/><text:span text:style-name="T6">1. <text:tab/></text:span>Run Github_<text:span text:style-name="T5">dev</text:span>/9_cal_auto_plus_manual/Cal_Atmega_V1</text:p>
      <text:p text:style-name="P5"><text:tab/><text:span text:style-name="T11">Tests T2 interrupt</text:span> (remember Baud rate switch)</text:p>
      <text:p text:style-name="P5"/>
      <text:p text:style-name="P5"><text:tab/><text:span text:style-name="T6">2.<text:tab/>Run <text:tab/>Github_PCB-111000_V2/.../Proj_9_System_projects/Proj_9A_Plot_ATMEGA168_cal</text:span></text:p>
      <text:p text:style-name="P5"><text:tab/><text:span text:style-name="T12">Tests TWI interrupt</text:span></text:p>
      <text:p text:style-name="P5"/>
      <text:p text:style-name="P5"><text:tab/><text:span text:style-name="T6">3.<text:tab/>Run <text:tab/>ATMEGA_project_work_BKP_30_July_19/I2C_apps_project_V8/5_Clock_calibration/<text:tab/>Plot_cal_168_V3_5_5ransfer <text:s/>Tests T2 interrupt.</text:span></text:p>
      <text:p text:style-name="P1"/>
      <text:p text:style-name="P1"/>
      <text:p text:style-name="P7"><text:tab/><text:span text:style-name="T6">4.<text:tab/></text:span>Place the device on the UNO programmer jig and run <text:tab/><text:span text:style-name="T4">Github_dev/9_cal_auto_plus_manual/<text:tab/>Cal_Atmega_V1</text:span></text:p>
      <text:p text:style-name="P1"/>
      <text:p text:style-name="P8">Repeat test 1 with 100nF cap across pin 7 and 8 of the device being calibrated</text:p>
      <text:p text:style-name="P8">For consistent results it is important to place a 100nF cap across pin 7 and 8 of the device being calibrated. <text:s/><text:span text:style-name="T7">This is particularly important for the programming jigs including PCB 111000.</text:span></text:p>
      <text:p text:style-name="P9">It is not necessary for PCB111000_1 the plug in pcb for the UNO.</text:p>
      <text:p text:style-name="P1"/>
      <text:p text:style-name="P1"/>
      <text:p text:style-name="P6">Tests on ATMEGA 328</text:p>
      <text:p text:style-name="P1">Github/PCB-111000_1/2_AVR_projects/Proj9D_ATMEGA_plot_cal</text:p>
      <text:p text:style-name="P1"><text:tab/>This runs on the UNO pcb and plots the cal for the pcb_a device.</text:p>
      <text:p text:style-name="P1"><text:tab/><text:span text:style-name="T1">T2 interrupt</text:span></text:p>
      <text:p text:style-name="P1"/>
      <text:p text:style-name="P15"/>
      <text:p text:style-name="P1"><draw:frame draw:style-name="fr1" draw:name="Object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>J<text:tab/>Green project pcb + 100nF</text:p>
      <text:p text:style-name="P11"><text:span text:style-name="T8">K<text:tab/></text:span><text:span text:style-name="T9">UNO Prog_jig </text:span><text:span text:style-name="T10">+ 100nF</text:span></text:p>
      <text:p text:style-name="P13"/>
      <text:p text:style-name="P13"/>
      <text:p text:style-name="P13"><draw:frame draw:style-name="fr1" draw:name="Object3" text:anchor-type="paragraph" svg:width="21.001cm" svg:height="11.67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3"/>
      <text:p text:style-name="P12">Compares use of TWI interrupt with T2 interrupt <text:span text:style-name="T13">with original cal computation</text:span></text:p>
      <text:p text:style-name="P1"><text:tab/></text:p>
      <text:p text:style-name="P15"/>
      <text:p text:style-name="P1"><draw:frame draw:style-name="fr1" draw:name="Object4" text:anchor-type="paragraph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4">Red line shows corruption caused by the absence of decoupling</text:p>
      <text:p text:style-name="P16">Corruption on green project pcb is much less but is still clearly visible.</text:p>
      <text:p text:style-name="P16"/>
      <text:p text:style-name="P16"/>
      <text:p text:style-name="P16"/>
      <text:p text:style-name="P17">Tolerance to OSCCAL error</text:p>
      <text:p text:style-name="P18"/>
      <text:p text:style-name="P19">Opt value of 78 gives error of -136</text:p>
      <text:p text:style-name="P19">Select value of 81 giving an error of 998<text:tab/><text:tab/><text:tab/><text:tab/><text:span text:style-name="T15">OK</text:span></text:p>
      <text:p text:style-name="P19">Select value of 82 giving an error of 1440<text:tab/><text:tab/><text:tab/><text:tab/><text:span text:style-name="T16">OK</text:span></text:p>
      <text:p text:style-name="P20"><text:span text:style-name="T14">Select value </text:span>83 <text:span text:style-name="T14">giving an error of </text:span>1881<text:tab/><text:tab/><text:tab/><text:tab/><text:span text:style-name="T17">OK</text:span></text:p>
      <text:p text:style-name="P22"><text:span text:style-name="T14">Select value </text:span>8<text:span text:style-name="T18">4</text:span> <text:span text:style-name="T14">giving an error of 2193</text:span><text:tab/><text:tab/><text:tab/><text:tab/><text:span text:style-name="T18">FAILS</text:span></text:p>
      <text:p text:style-name="P20"/>
      <text:p text:style-name="P20"/>
      <text:p text:style-name="P20"/>
      <text:p text:style-name="P20"/>
      <text:p text:style-name="P21"><text:span text:style-name="T14">Select value 75</text:span> <text:span text:style-name="T14">giving an error of -1310<text:tab/><text:tab/><text:tab/><text:tab/>OK</text:span></text:p>
      <text:p text:style-name="P22"><text:span text:style-name="T14">Select value 74</text:span> <text:span text:style-name="T14">giving an error of -1726<text:tab/><text:tab/><text:tab/><text:tab/>OK</text:span></text:p>
      <text:p text:style-name="P23"><text:span text:style-name="T14">Select value 73</text:span> <text:span text:style-name="T14">giving an error of -2112<text:tab/><text:tab/><text:tab/><text:tab/>OK</text:span></text:p>
      <text:p text:style-name="P23"><text:span text:style-name="T14">Select value 72</text:span> <text:span text:style-name="T14">giving an error of -2536<text:tab/><text:tab/><text:tab/><text:tab/>OK</text:span></text:p>
      <text:p text:style-name="P24"><text:tab/><text:tab/><text:tab/>70<text:tab/><text:tab/><text:tab/><text:tab/><text:tab/>-3085<text:tab/><text:tab/><text:tab/><text:tab/>FAILS</text:p>
      <text:p text:style-name="P24"/>
      <text:p text:style-name="P24">An acceptable error of <text:span text:style-name="T20">+/-</text:span>1750 <text:span text:style-name="T19">(2.8%) has been imposed. <text:s/>Typically this gives up to 8 acceptable calibration values.</text:span></text:p>
      <text:p text:style-name="P23"><text:span text:style-name="T14"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4:34:33.846000000</meta:creation-date>
    <dc:date>2020-08-08T17:07:49.978000000</dc:date>
    <meta:editing-duration>PT2H6M49S</meta:editing-duration>
    <meta:editing-cycles>27</meta:editing-cycles>
    <meta:generator>LibreOffice/6.2.8.2$Windows_X86_64 LibreOffice_project/f82ddfca21ebc1e222a662a32b25c0c9d20169ee</meta:generator>
    <meta:document-statistic meta:table-count="0" meta:image-count="0" meta:object-count="4" meta:page-count="3" meta:paragraph-count="39" meta:word-count="305" meta:character-count="1994" meta:non-whitespace-character-count="167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33">
          <table:table-cell table:number-columns-repeated="6"/>
        </table:table-row>
        <table:table-row table:style-name="ro2">
          <table:table-cell/>
          <table:table-cell office:value-type="string" calcext:value-type="string">
            <text:p>one</text:p>
          </table:table-cell>
          <table:table-cell office:value-type="string" calcext:value-type="string">
            <text:p>Cal_Atmega_V1</text:p>
          </table:table-cell>
          <table:table-cell table:number-columns-repeated="2"/>
          <table:table-cell office:value-type="string" calcext:value-type="string">
            <text:p>T2 interrupt</text:p>
          </table:table-cell>
        </table:table-row>
        <table:table-row table:style-name="ro2">
          <table:table-cell/>
          <table:table-cell office:value-type="string" calcext:value-type="string">
            <text:p>two</text:p>
          </table:table-cell>
          <table:table-cell office:value-type="string" calcext:value-type="string">
            <text:p>Github_PCB-111000_V2</text:p>
          </table:table-cell>
          <table:table-cell table:number-columns-repeated="2"/>
          <table:table-cell office:value-type="string" calcext:value-type="string">
            <text:p>TWI interrupt</text:p>
          </table:table-cell>
        </table:table-row>
        <table:table-row table:style-name="ro2">
          <table:table-cell/>
          <table:table-cell office:value-type="string" calcext:value-type="string">
            <text:p>three</text:p>
          </table:table-cell>
          <table:table-cell office:value-type="string" calcext:value-type="string">
            <text:p>Plot_cal_168_V3_5_5ransfer</text:p>
          </table:table-cell>
          <table:table-cell table:number-columns-repeated="2"/>
          <table:table-cell office:value-type="string" calcext:value-type="string">
            <text:p>T2 interrupt</text:p>
          </table:table-cell>
        </table:table-row>
        <table:table-row table:style-name="ro2">
          <table:table-cell/>
          <table:table-cell office:value-type="string" calcext:value-type="string">
            <text:p>four</text:p>
          </table:table-cell>
          <table:table-cell office:value-type="string" calcext:value-type="string">
            <text:p>UNO programmer hardware</text:p>
          </table:table-cell>
          <table:table-cell table:number-columns-repeated="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4:40:45.0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2.347cm" svg:y="3.951cm" style:legend-expansion="high" chart:style-name="ch2"/>
        <chart:plot-area chart:style-name="ch3" chart:data-source-has-labels="both" svg:x="0.319cm" svg:y="0.179cm" svg:width="11.709cm" svg:height="8.641cm">
          <chartooo:coordinate-region svg:x="1.602cm" svg:y="0.378cm" svg:width="10.146cm" svg:height="8.243cm"/>
          <chart:axis chart:dimension="x" chart:name="primary-x" chart:style-name="ch4" chartooo:axis-type="auto">
            <chart:categories table:cell-range-address="local-table.$A$2:.$A$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2" chart:label-cell-address="local-table.$C$1" chart:class="chart:scatter">
            <chart:domain table:cell-range-address="local-table.$B$2:.$B$82"/>
            <chart:data-point chart:repeated="81"/>
          </chart:series>
          <chart:series chart:style-name="ch7" chart:values-cell-range-address="local-table.$D$2:.$D$82" chart:label-cell-address="local-table.$D$1" chart:class="chart:scatter">
            <chart:data-point chart:repeated="8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-12277">
                <text:p>-12277</text:p>
              </table:table-cell>
              <table:table-cell office:value-type="float" office:value="-12258">
                <text:p>-122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-11943">
                <text:p>-11943</text:p>
              </table:table-cell>
              <table:table-cell office:value-type="float" office:value="-11921">
                <text:p>-11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-11673">
                <text:p>-11673</text:p>
              </table:table-cell>
              <table:table-cell office:value-type="float" office:value="-11655">
                <text:p>-11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-11335">
                <text:p>-11335</text:p>
              </table:table-cell>
              <table:table-cell office:value-type="float" office:value="-11301">
                <text:p>-11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-11166">
                <text:p>-11166</text:p>
              </table:table-cell>
              <table:table-cell office:value-type="float" office:value="-11158">
                <text:p>-11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-10859">
                <text:p>-10859</text:p>
              </table:table-cell>
              <table:table-cell office:value-type="float" office:value="-10829">
                <text:p>-10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">
                <text:p>46</text:p>
              </table:table-cell>
              <table:table-cell office:value-type="float" office:value="-10551">
                <text:p>-10551</text:p>
              </table:table-cell>
              <table:table-cell office:value-type="float" office:value="-10555">
                <text:p>-10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-10193">
                <text:p>-10193</text:p>
              </table:table-cell>
              <table:table-cell office:value-type="float" office:value="-10189">
                <text:p>-10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-10138">
                <text:p>-10138</text:p>
              </table:table-cell>
              <table:table-cell office:value-type="float" office:value="-10166">
                <text:p>-10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-9787">
                <text:p>-9787</text:p>
              </table:table-cell>
              <table:table-cell office:value-type="float" office:value="-9811">
                <text:p>-9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-9512">
                <text:p>-9512</text:p>
              </table:table-cell>
              <table:table-cell office:value-type="float" office:value="-9513">
                <text:p>-9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-9143">
                <text:p>-9143</text:p>
              </table:table-cell>
              <table:table-cell office:value-type="float" office:value="-9116">
                <text:p>-91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-8948">
                <text:p>-8948</text:p>
              </table:table-cell>
              <table:table-cell office:value-type="float" office:value="-8967">
                <text:p>-89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">
                <text:p>53</text:p>
              </table:table-cell>
              <table:table-cell office:value-type="float" office:value="-8569">
                <text:p>-8569</text:p>
              </table:table-cell>
              <table:table-cell office:value-type="float" office:value="-8545">
                <text:p>-8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-8260">
                <text:p>-8260</text:p>
              </table:table-cell>
              <table:table-cell office:value-type="float" office:value="-8260">
                <text:p>-82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">
                <text:p>55</text:p>
              </table:table-cell>
              <table:table-cell office:value-type="float" office:value="-7864">
                <text:p>-7864</text:p>
              </table:table-cell>
              <table:table-cell office:value-type="float" office:value="-7880">
                <text:p>-78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-7842">
                <text:p>-7842</text:p>
              </table:table-cell>
              <table:table-cell office:value-type="float" office:value="-7876">
                <text:p>-7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">
                <text:p>57</text:p>
              </table:table-cell>
              <table:table-cell office:value-type="float" office:value="-7461">
                <text:p>-7461</text:p>
              </table:table-cell>
              <table:table-cell office:value-type="float" office:value="-7487">
                <text:p>-7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">
                <text:p>58</text:p>
              </table:table-cell>
              <table:table-cell office:value-type="float" office:value="-7159">
                <text:p>-7159</text:p>
              </table:table-cell>
              <table:table-cell office:value-type="float" office:value="-7171">
                <text:p>-71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-6748">
                <text:p>-6748</text:p>
              </table:table-cell>
              <table:table-cell office:value-type="float" office:value="-6781">
                <text:p>-67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">
                <text:p>60</text:p>
              </table:table-cell>
              <table:table-cell office:value-type="float" office:value="-6554">
                <text:p>-6554</text:p>
              </table:table-cell>
              <table:table-cell office:value-type="float" office:value="-6573">
                <text:p>-6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">
                <text:p>61</text:p>
              </table:table-cell>
              <table:table-cell office:value-type="float" office:value="-6146">
                <text:p>-6146</text:p>
              </table:table-cell>
              <table:table-cell office:value-type="float" office:value="-6170">
                <text:p>-61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">
                <text:p>62</text:p>
              </table:table-cell>
              <table:table-cell office:value-type="float" office:value="-5815">
                <text:p>-5815</text:p>
              </table:table-cell>
              <table:table-cell office:value-type="float" office:value="-5837">
                <text:p>-58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">
                <text:p>63</text:p>
              </table:table-cell>
              <table:table-cell office:value-type="float" office:value="-5380">
                <text:p>-5380</text:p>
              </table:table-cell>
              <table:table-cell office:value-type="float" office:value="-5406">
                <text:p>-5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-5327">
                <text:p>-5327</text:p>
              </table:table-cell>
              <table:table-cell office:value-type="float" office:value="-5317">
                <text:p>-53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-4913">
                <text:p>-4913</text:p>
              </table:table-cell>
              <table:table-cell office:value-type="float" office:value="-4908">
                <text:p>-4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">
                <text:p>66</text:p>
              </table:table-cell>
              <table:table-cell office:value-type="float" office:value="-4565">
                <text:p>-4565</text:p>
              </table:table-cell>
              <table:table-cell office:value-type="float" office:value="-4581">
                <text:p>-45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">
                <text:p>67</text:p>
              </table:table-cell>
              <table:table-cell office:value-type="float" office:value="-4116">
                <text:p>-4116</text:p>
              </table:table-cell>
              <table:table-cell office:value-type="float" office:value="-4139">
                <text:p>-41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">
                <text:p>68</text:p>
              </table:table-cell>
              <table:table-cell office:value-type="float" office:value="-3946">
                <text:p>-3946</text:p>
              </table:table-cell>
              <table:table-cell office:value-type="float" office:value="-3919">
                <text:p>-3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">
                <text:p>69</text:p>
              </table:table-cell>
              <table:table-cell office:value-type="float" office:value="-3517">
                <text:p>-3517</text:p>
              </table:table-cell>
              <table:table-cell office:value-type="float" office:value="-3449">
                <text:p>-34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">
                <text:p>70</text:p>
              </table:table-cell>
              <table:table-cell office:value-type="float" office:value="-3132">
                <text:p>-3132</text:p>
              </table:table-cell>
              <table:table-cell office:value-type="float" office:value="-3118">
                <text:p>-31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">
                <text:p>71</text:p>
              </table:table-cell>
              <table:table-cell office:value-type="float" office:value="-2649">
                <text:p>-2649</text:p>
              </table:table-cell>
              <table:table-cell office:value-type="float" office:value="-2649">
                <text:p>-26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-2667">
                <text:p>-2667</text:p>
              </table:table-cell>
              <table:table-cell office:value-type="float" office:value="-2607">
                <text:p>-2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-2199">
                <text:p>-2199</text:p>
              </table:table-cell>
              <table:table-cell office:value-type="float" office:value="-2156">
                <text:p>-2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">
                <text:p>74</text:p>
              </table:table-cell>
              <table:table-cell office:value-type="float" office:value="-1835">
                <text:p>-1835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">
                <text:p>75</text:p>
              </table:table-cell>
              <table:table-cell office:value-type="float" office:value="-1331">
                <text:p>-1331</text:p>
              </table:table-cell>
              <table:table-cell office:value-type="float" office:value="-1332">
                <text:p>-13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">
                <text:p>76</text:p>
              </table:table-cell>
              <table:table-cell office:value-type="float" office:value="-1073">
                <text:p>-1073</text:p>
              </table:table-cell>
              <table:table-cell office:value-type="float" office:value="-1120">
                <text:p>-1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">
                <text:p>77</text:p>
              </table:table-cell>
              <table:table-cell office:value-type="float" office:value="-607">
                <text:p>-607</text:p>
              </table:table-cell>
              <table:table-cell office:value-type="float" office:value="-608">
                <text:p>-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-221">
                <text:p>-22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316">
                <text:p>316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369">
                <text:p>369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913">
                <text:p>913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">
                <text:p>82</text:p>
              </table:table-cell>
              <table:table-cell office:value-type="float" office:value="1383">
                <text:p>138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">
                <text:p>83</text:p>
              </table:table-cell>
              <table:table-cell office:value-type="float" office:value="1951">
                <text:p>1951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4">
                <text:p>84</text:p>
              </table:table-cell>
              <table:table-cell office:value-type="float" office:value="2123">
                <text:p>2123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">
                <text:p>85</text:p>
              </table:table-cell>
              <table:table-cell office:value-type="float" office:value="2714">
                <text:p>2714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">
                <text:p>86</text:p>
              </table:table-cell>
              <table:table-cell office:value-type="float" office:value="3146">
                <text:p>3146</text:p>
              </table:table-cell>
              <table:table-cell office:value-type="float" office:value="3149">
                <text:p>3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">
                <text:p>87</text:p>
              </table:table-cell>
              <table:table-cell office:value-type="float" office:value="3727">
                <text:p>3727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8">
                <text:p>88</text:p>
              </table:table-cell>
              <table:table-cell office:value-type="float" office:value="3723">
                <text:p>3723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9">
                <text:p>89</text:p>
              </table:table-cell>
              <table:table-cell office:value-type="float" office:value="4304">
                <text:p>4304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4736">
                <text:p>4736</text:p>
              </table:table-cell>
              <table:table-cell office:value-type="float" office:value="4767">
                <text:p>4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1">
                <text:p>91</text:p>
              </table:table-cell>
              <table:table-cell office:value-type="float" office:value="5340">
                <text:p>5340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2">
                <text:p>92</text:p>
              </table:table-cell>
              <table:table-cell office:value-type="float" office:value="5624">
                <text:p>5624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">
                <text:p>93</text:p>
              </table:table-cell>
              <table:table-cell office:value-type="float" office:value="6201">
                <text:p>6201</text:p>
              </table:table-cell>
              <table:table-cell office:value-type="float" office:value="6281">
                <text:p>62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4">
                <text:p>94</text:p>
              </table:table-cell>
              <table:table-cell office:value-type="float" office:value="6724">
                <text:p>6724</text:p>
              </table:table-cell>
              <table:table-cell office:value-type="float" office:value="6755">
                <text:p>67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5">
                <text:p>95</text:p>
              </table:table-cell>
              <table:table-cell office:value-type="float" office:value="7361">
                <text:p>7361</text:p>
              </table:table-cell>
              <table:table-cell office:value-type="float" office:value="7371">
                <text:p>7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6">
                <text:p>96</text:p>
              </table:table-cell>
              <table:table-cell office:value-type="float" office:value="7418">
                <text:p>7418</text:p>
              </table:table-cell>
              <table:table-cell office:value-type="float" office:value="7456">
                <text:p>74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">
                <text:p>97</text:p>
              </table:table-cell>
              <table:table-cell office:value-type="float" office:value="8067">
                <text:p>8067</text:p>
              </table:table-cell>
              <table:table-cell office:value-type="float" office:value="8111">
                <text:p>81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">
                <text:p>98</text:p>
              </table:table-cell>
              <table:table-cell office:value-type="float" office:value="8567">
                <text:p>8567</text:p>
              </table:table-cell>
              <table:table-cell office:value-type="float" office:value="8611">
                <text:p>86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">
                <text:p>99</text:p>
              </table:table-cell>
              <table:table-cell office:value-type="float" office:value="9236">
                <text:p>9236</text:p>
              </table:table-cell>
              <table:table-cell office:value-type="float" office:value="9289">
                <text:p>9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9548">
                <text:p>9548</text:p>
              </table:table-cell>
              <table:table-cell office:value-type="float" office:value="9590">
                <text:p>95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1">
                <text:p>101</text:p>
              </table:table-cell>
              <table:table-cell office:value-type="float" office:value="10202">
                <text:p>10202</text:p>
              </table:table-cell>
              <table:table-cell office:value-type="float" office:value="10283">
                <text:p>102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">
                <text:p>102</text:p>
              </table:table-cell>
              <table:table-cell office:value-type="float" office:value="10742">
                <text:p>10742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3">
                <text:p>103</text:p>
              </table:table-cell>
              <table:table-cell office:value-type="float" office:value="11455">
                <text:p>11455</text:p>
              </table:table-cell>
              <table:table-cell office:value-type="float" office:value="11528">
                <text:p>115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4">
                <text:p>104</text:p>
              </table:table-cell>
              <table:table-cell office:value-type="float" office:value="11437">
                <text:p>11437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">
                <text:p>105</text:p>
              </table:table-cell>
              <table:table-cell office:value-type="float" office:value="12177">
                <text:p>12177</text:p>
              </table:table-cell>
              <table:table-cell office:value-type="float" office:value="12233">
                <text:p>122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6">
                <text:p>106</text:p>
              </table:table-cell>
              <table:table-cell office:value-type="float" office:value="12742">
                <text:p>12742</text:p>
              </table:table-cell>
              <table:table-cell office:value-type="float" office:value="12819">
                <text:p>128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">
                <text:p>107</text:p>
              </table:table-cell>
              <table:table-cell office:value-type="float" office:value="13569">
                <text:p>13569</text:p>
              </table:table-cell>
              <table:table-cell office:value-type="float" office:value="13548">
                <text:p>13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">
                <text:p>108</text:p>
              </table:table-cell>
              <table:table-cell office:value-type="float" office:value="13909">
                <text:p>13909</text:p>
              </table:table-cell>
              <table:table-cell office:value-type="float" office:value="13933">
                <text:p>139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9">
                <text:p>109</text:p>
              </table:table-cell>
              <table:table-cell office:value-type="float" office:value="14676">
                <text:p>14676</text:p>
              </table:table-cell>
              <table:table-cell office:value-type="float" office:value="14667">
                <text:p>14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">
                <text:p>110</text:p>
              </table:table-cell>
              <table:table-cell office:value-type="float" office:value="15272">
                <text:p>15272</text:p>
              </table:table-cell>
              <table:table-cell office:value-type="float" office:value="15235">
                <text:p>15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">
                <text:p>111</text:p>
              </table:table-cell>
              <table:table-cell office:value-type="float" office:value="16130">
                <text:p>16130</text:p>
              </table:table-cell>
              <table:table-cell office:value-type="float" office:value="16117">
                <text:p>161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2">
                <text:p>112</text:p>
              </table:table-cell>
              <table:table-cell office:value-type="float" office:value="16246">
                <text:p>16246</text:p>
              </table:table-cell>
              <table:table-cell office:value-type="float" office:value="16201">
                <text:p>162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3">
                <text:p>113</text:p>
              </table:table-cell>
              <table:table-cell office:value-type="float" office:value="17048">
                <text:p>17048</text:p>
              </table:table-cell>
              <table:table-cell office:value-type="float" office:value="17050">
                <text:p>170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4">
                <text:p>114</text:p>
              </table:table-cell>
              <table:table-cell office:value-type="float" office:value="17663">
                <text:p>17663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">
                <text:p>115</text:p>
              </table:table-cell>
              <table:table-cell office:value-type="float" office:value="18478">
                <text:p>18478</text:p>
              </table:table-cell>
              <table:table-cell office:value-type="float" office:value="18514">
                <text:p>18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6">
                <text:p>116</text:p>
              </table:table-cell>
              <table:table-cell office:value-type="float" office:value="18881">
                <text:p>18881</text:p>
              </table:table-cell>
              <table:table-cell office:value-type="float" office:value="18920">
                <text:p>189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">
                <text:p>117</text:p>
              </table:table-cell>
              <table:table-cell office:value-type="float" office:value="19762">
                <text:p>19762</text:p>
              </table:table-cell>
              <table:table-cell office:value-type="float" office:value="19780">
                <text:p>197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8">
                <text:p>118</text:p>
              </table:table-cell>
              <table:table-cell office:value-type="float" office:value="20445">
                <text:p>20445</text:p>
              </table:table-cell>
              <table:table-cell office:value-type="float" office:value="20476">
                <text:p>204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9">
                <text:p>119</text:p>
              </table:table-cell>
              <table:table-cell office:value-type="float" office:value="21336">
                <text:p>21336</text:p>
              </table:table-cell>
              <table:table-cell office:value-type="float" office:value="21379">
                <text:p>213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">
                <text:p>120</text:p>
              </table:table-cell>
              <table:table-cell office:value-type="float" office:value="21350">
                <text:p>21350</text:p>
              </table:table-cell>
              <table:table-cell office:value-type="float" office:value="21395">
                <text:p>213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Line_20_with_20_Fine_20_Dot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cm" svg:height="11.678cm" xlink:href="." xlink:type="simple" chart:class="chart:scatter" chart:style-name="ch1">
        <chart:legend chart:legend-position="end" svg:x="17.083cm" svg:y="5.042cm" style:legend-expansion="high" chart:style-name="ch2"/>
        <chart:plot-area chart:style-name="ch3" chart:data-source-has-labels="both" svg:x="0.42cm" svg:y="0.233cm" svg:width="16.243cm" svg:height="11.212cm">
          <chartooo:coordinate-region svg:x="1.703cm" svg:y="0.432cm" svg:width="14.68cm" svg:height="10.814cm"/>
          <chart:axis chart:dimension="x" chart:name="primary-x" chart:style-name="ch4" chartooo:axis-type="auto">
            <chart:categories table:cell-range-address="local-table.$A$2:.$A$2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27" chart:label-cell-address="local-table.$C$1" chart:class="chart:scatter">
            <chart:domain table:cell-range-address="local-table.$B$2:.$B$227"/>
            <chart:data-point chart:repeated="226"/>
          </chart:series>
          <chart:series chart:style-name="ch7" chart:values-cell-range-address="local-table.$D$2:.$D$227" chart:label-cell-address="local-table.$D$1" chart:class="chart:scatter">
            <chart:data-point chart:repeated="226"/>
          </chart:series>
          <chart:series chart:style-name="ch8" chart:values-cell-range-address="local-table.$E$2:.$E$227" chart:label-cell-address="local-table.$E$1" chart:class="chart:scatter">
            <chart:data-point chart:repeated="2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-17750">
                <text:p>-17750</text:p>
              </table:table-cell>
              <table:table-cell office:value-type="float" office:value="-17704">
                <text:p>-17704</text:p>
              </table:table-cell>
              <table:table-cell office:value-type="float" office:value="-17701">
                <text:p>-177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-17502">
                <text:p>-17502</text:p>
              </table:table-cell>
              <table:table-cell office:value-type="float" office:value="-17466">
                <text:p>-17466</text:p>
              </table:table-cell>
              <table:table-cell office:value-type="float" office:value="-17457">
                <text:p>-17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-17297">
                <text:p>-17297</text:p>
              </table:table-cell>
              <table:table-cell office:value-type="float" office:value="-17269">
                <text:p>-17269</text:p>
              </table:table-cell>
              <table:table-cell office:value-type="float" office:value="-17235">
                <text:p>-172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-17039">
                <text:p>-17039</text:p>
              </table:table-cell>
              <table:table-cell office:value-type="float" office:value="-16976">
                <text:p>-16976</text:p>
              </table:table-cell>
              <table:table-cell office:value-type="float" office:value="-16997">
                <text:p>-16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-16903">
                <text:p>-16903</text:p>
              </table:table-cell>
              <table:table-cell office:value-type="float" office:value="-16879">
                <text:p>-16879</text:p>
              </table:table-cell>
              <table:table-cell office:value-type="float" office:value="-16879">
                <text:p>-16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-16629">
                <text:p>-16629</text:p>
              </table:table-cell>
              <table:table-cell office:value-type="float" office:value="-16584">
                <text:p>-16584</text:p>
              </table:table-cell>
              <table:table-cell office:value-type="float" office:value="-16597">
                <text:p>-16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-16405">
                <text:p>-16405</text:p>
              </table:table-cell>
              <table:table-cell office:value-type="float" office:value="-16344">
                <text:p>-16344</text:p>
              </table:table-cell>
              <table:table-cell office:value-type="float" office:value="-16351">
                <text:p>-16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-16119">
                <text:p>-16119</text:p>
              </table:table-cell>
              <table:table-cell office:value-type="float" office:value="-16073">
                <text:p>-16073</text:p>
              </table:table-cell>
              <table:table-cell office:value-type="float" office:value="-16083">
                <text:p>-16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-16137">
                <text:p>-16137</text:p>
              </table:table-cell>
              <table:table-cell office:value-type="float" office:value="-16091">
                <text:p>-16091</text:p>
              </table:table-cell>
              <table:table-cell office:value-type="float" office:value="-16093">
                <text:p>-16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-15847">
                <text:p>-15847</text:p>
              </table:table-cell>
              <table:table-cell office:value-type="float" office:value="-15811">
                <text:p>-15811</text:p>
              </table:table-cell>
              <table:table-cell office:value-type="float" office:value="-15767">
                <text:p>-15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-15603">
                <text:p>-15603</text:p>
              </table:table-cell>
              <table:table-cell office:value-type="float" office:value="-15582">
                <text:p>-15582</text:p>
              </table:table-cell>
              <table:table-cell office:value-type="float" office:value="-15579">
                <text:p>-15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-15315">
                <text:p>-15315</text:p>
              </table:table-cell>
              <table:table-cell office:value-type="float" office:value="-15290">
                <text:p>-15290</text:p>
              </table:table-cell>
              <table:table-cell office:value-type="float" office:value="-15295">
                <text:p>-15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-15202">
                <text:p>-15202</text:p>
              </table:table-cell>
              <table:table-cell office:value-type="float" office:value="-15153">
                <text:p>-15153</text:p>
              </table:table-cell>
              <table:table-cell office:value-type="float" office:value="-15135">
                <text:p>-15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-14885">
                <text:p>-14885</text:p>
              </table:table-cell>
              <table:table-cell office:value-type="float" office:value="-14841">
                <text:p>-14841</text:p>
              </table:table-cell>
              <table:table-cell office:value-type="float" office:value="-14853">
                <text:p>-14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-14664">
                <text:p>-14664</text:p>
              </table:table-cell>
              <table:table-cell office:value-type="float" office:value="-14605">
                <text:p>-14605</text:p>
              </table:table-cell>
              <table:table-cell office:value-type="float" office:value="-14613">
                <text:p>-14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4350">
                <text:p>-14350</text:p>
              </table:table-cell>
              <table:table-cell office:value-type="float" office:value="-14308">
                <text:p>-14308</text:p>
              </table:table-cell>
              <table:table-cell office:value-type="float" office:value="-14299">
                <text:p>-14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-14290">
                <text:p>-14290</text:p>
              </table:table-cell>
              <table:table-cell office:value-type="float" office:value="-14252">
                <text:p>-14252</text:p>
              </table:table-cell>
              <table:table-cell office:value-type="float" office:value="-14243">
                <text:p>-14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-13988">
                <text:p>-13988</text:p>
              </table:table-cell>
              <table:table-cell office:value-type="float" office:value="-13935">
                <text:p>-13935</text:p>
              </table:table-cell>
              <table:table-cell office:value-type="float" office:value="-13873">
                <text:p>-138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-13734">
                <text:p>-13734</text:p>
              </table:table-cell>
              <table:table-cell office:value-type="float" office:value="-13698">
                <text:p>-13698</text:p>
              </table:table-cell>
              <table:table-cell office:value-type="float" office:value="-13699">
                <text:p>-136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-13427">
                <text:p>-13427</text:p>
              </table:table-cell>
              <table:table-cell office:value-type="float" office:value="-13380">
                <text:p>-13380</text:p>
              </table:table-cell>
              <table:table-cell office:value-type="float" office:value="-13381">
                <text:p>-13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-13263">
                <text:p>-13263</text:p>
              </table:table-cell>
              <table:table-cell office:value-type="float" office:value="-13220">
                <text:p>-13220</text:p>
              </table:table-cell>
              <table:table-cell office:value-type="float" office:value="-13239">
                <text:p>-13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-12950">
                <text:p>-12950</text:p>
              </table:table-cell>
              <table:table-cell office:value-type="float" office:value="-12951">
                <text:p>-12951</text:p>
              </table:table-cell>
              <table:table-cell office:value-type="float" office:value="-12929">
                <text:p>-12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-12662">
                <text:p>-12662</text:p>
              </table:table-cell>
              <table:table-cell office:value-type="float" office:value="-12706">
                <text:p>-12706</text:p>
              </table:table-cell>
              <table:table-cell office:value-type="float" office:value="-12637">
                <text:p>-126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-12371">
                <text:p>-12371</text:p>
              </table:table-cell>
              <table:table-cell office:value-type="float" office:value="-12395">
                <text:p>-12395</text:p>
              </table:table-cell>
              <table:table-cell office:value-type="float" office:value="-12293">
                <text:p>-122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-12369">
                <text:p>-12369</text:p>
              </table:table-cell>
              <table:table-cell office:value-type="float" office:value="-12378">
                <text:p>-12378</text:p>
              </table:table-cell>
              <table:table-cell office:value-type="float" office:value="-12335">
                <text:p>-123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-12022">
                <text:p>-12022</text:p>
              </table:table-cell>
              <table:table-cell office:value-type="float" office:value="-12050">
                <text:p>-12050</text:p>
              </table:table-cell>
              <table:table-cell office:value-type="float" office:value="-12035">
                <text:p>-12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-11715">
                <text:p>-11715</text:p>
              </table:table-cell>
              <table:table-cell office:value-type="float" office:value="-11736">
                <text:p>-11736</text:p>
              </table:table-cell>
              <table:table-cell office:value-type="float" office:value="-11751">
                <text:p>-11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-11425">
                <text:p>-11425</text:p>
              </table:table-cell>
              <table:table-cell office:value-type="float" office:value="-11413">
                <text:p>-11413</text:p>
              </table:table-cell>
              <table:table-cell office:value-type="float" office:value="-11357">
                <text:p>-11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-11319">
                <text:p>-11319</text:p>
              </table:table-cell>
              <table:table-cell office:value-type="float" office:value="-11257">
                <text:p>-11257</text:p>
              </table:table-cell>
              <table:table-cell office:value-type="float" office:value="-11271">
                <text:p>-112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-10998">
                <text:p>-10998</text:p>
              </table:table-cell>
              <table:table-cell office:value-type="float" office:value="-10916">
                <text:p>-10916</text:p>
              </table:table-cell>
              <table:table-cell office:value-type="float" office:value="-10941">
                <text:p>-109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-10680">
                <text:p>-10680</text:p>
              </table:table-cell>
              <table:table-cell office:value-type="float" office:value="-10659">
                <text:p>-10659</text:p>
              </table:table-cell>
              <table:table-cell office:value-type="float" office:value="-10663">
                <text:p>-106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-10324">
                <text:p>-10324</text:p>
              </table:table-cell>
              <table:table-cell office:value-type="float" office:value="-10301">
                <text:p>-10301</text:p>
              </table:table-cell>
              <table:table-cell office:value-type="float" office:value="-10235">
                <text:p>-102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-10280">
                <text:p>-10280</text:p>
              </table:table-cell>
              <table:table-cell office:value-type="float" office:value="-10270">
                <text:p>-10270</text:p>
              </table:table-cell>
              <table:table-cell office:value-type="float" office:value="-10245">
                <text:p>-10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-9904">
                <text:p>-9904</text:p>
              </table:table-cell>
              <table:table-cell office:value-type="float" office:value="-9872">
                <text:p>-9872</text:p>
              </table:table-cell>
              <table:table-cell office:value-type="float" office:value="-9915">
                <text:p>-99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-9621">
                <text:p>-9621</text:p>
              </table:table-cell>
              <table:table-cell office:value-type="float" office:value="-9550">
                <text:p>-9550</text:p>
              </table:table-cell>
              <table:table-cell office:value-type="float" office:value="-9583">
                <text:p>-95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-9260">
                <text:p>-9260</text:p>
              </table:table-cell>
              <table:table-cell office:value-type="float" office:value="-9187">
                <text:p>-9187</text:p>
              </table:table-cell>
              <table:table-cell office:value-type="float" office:value="-9193">
                <text:p>-91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-9085">
                <text:p>-9085</text:p>
              </table:table-cell>
              <table:table-cell office:value-type="float" office:value="-9050">
                <text:p>-9050</text:p>
              </table:table-cell>
              <table:table-cell office:value-type="float" office:value="-9053">
                <text:p>-90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-8682">
                <text:p>-8682</text:p>
              </table:table-cell>
              <table:table-cell office:value-type="float" office:value="-8678">
                <text:p>-8678</text:p>
              </table:table-cell>
              <table:table-cell office:value-type="float" office:value="-8609">
                <text:p>-86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">
                <text:p>54</text:p>
              </table:table-cell>
              <table:table-cell office:value-type="float" office:value="-8396">
                <text:p>-8396</text:p>
              </table:table-cell>
              <table:table-cell office:value-type="float" office:value="-8368">
                <text:p>-8368</text:p>
              </table:table-cell>
              <table:table-cell office:value-type="float" office:value="-8335">
                <text:p>-8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-8014">
                <text:p>-8014</text:p>
              </table:table-cell>
              <table:table-cell office:value-type="float" office:value="-7943">
                <text:p>-7943</text:p>
              </table:table-cell>
              <table:table-cell office:value-type="float" office:value="-7945">
                <text:p>-79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-7998">
                <text:p>-7998</text:p>
              </table:table-cell>
              <table:table-cell office:value-type="float" office:value="-7939">
                <text:p>-7939</text:p>
              </table:table-cell>
              <table:table-cell office:value-type="float" office:value="-7885">
                <text:p>-78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">
                <text:p>57</text:p>
              </table:table-cell>
              <table:table-cell office:value-type="float" office:value="-7607">
                <text:p>-7607</text:p>
              </table:table-cell>
              <table:table-cell office:value-type="float" office:value="-7533">
                <text:p>-7533</text:p>
              </table:table-cell>
              <table:table-cell office:value-type="float" office:value="-7475">
                <text:p>-7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-7293">
                <text:p>-7293</text:p>
              </table:table-cell>
              <table:table-cell office:value-type="float" office:value="-7239">
                <text:p>-7239</text:p>
              </table:table-cell>
              <table:table-cell office:value-type="float" office:value="-7231">
                <text:p>-7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  <table:table-cell office:value-type="float" office:value="-6857">
                <text:p>-6857</text:p>
              </table:table-cell>
              <table:table-cell office:value-type="float" office:value="-6837">
                <text:p>-6837</text:p>
              </table:table-cell>
              <table:table-cell office:value-type="float" office:value="-6779">
                <text:p>-6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6690">
                <text:p>-6690</text:p>
              </table:table-cell>
              <table:table-cell office:value-type="float" office:value="-6654">
                <text:p>-6654</text:p>
              </table:table-cell>
              <table:table-cell office:value-type="float" office:value="-6611">
                <text:p>-66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-6252">
                <text:p>-6252</text:p>
              </table:table-cell>
              <table:table-cell office:value-type="float" office:value="-6233">
                <text:p>-6233</text:p>
              </table:table-cell>
              <table:table-cell office:value-type="float" office:value="-6141">
                <text:p>-6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-5949">
                <text:p>-5949</text:p>
              </table:table-cell>
              <table:table-cell office:value-type="float" office:value="-5858">
                <text:p>-5858</text:p>
              </table:table-cell>
              <table:table-cell office:value-type="float" office:value="-5879">
                <text:p>-58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-5500">
                <text:p>-5500</text:p>
              </table:table-cell>
              <table:table-cell office:value-type="float" office:value="-5433">
                <text:p>-5433</text:p>
              </table:table-cell>
              <table:table-cell office:value-type="float" office:value="-5447">
                <text:p>-54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-5438">
                <text:p>-5438</text:p>
              </table:table-cell>
              <table:table-cell office:value-type="float" office:value="-5423">
                <text:p>-5423</text:p>
              </table:table-cell>
              <table:table-cell office:value-type="float" office:value="-5393">
                <text:p>-53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-4987">
                <text:p>-4987</text:p>
              </table:table-cell>
              <table:table-cell office:value-type="float" office:value="-4992">
                <text:p>-4992</text:p>
              </table:table-cell>
              <table:table-cell office:value-type="float" office:value="-4971">
                <text:p>-49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">
                <text:p>66</text:p>
              </table:table-cell>
              <table:table-cell office:value-type="float" office:value="-4652">
                <text:p>-4652</text:p>
              </table:table-cell>
              <table:table-cell office:value-type="float" office:value="-4623">
                <text:p>-4623</text:p>
              </table:table-cell>
              <table:table-cell office:value-type="float" office:value="-4607">
                <text:p>-46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">
                <text:p>67</text:p>
              </table:table-cell>
              <table:table-cell office:value-type="float" office:value="-4165">
                <text:p>-4165</text:p>
              </table:table-cell>
              <table:table-cell office:value-type="float" office:value="-4205">
                <text:p>-4205</text:p>
              </table:table-cell>
              <table:table-cell office:value-type="float" office:value="-4179">
                <text:p>-4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">
                <text:p>68</text:p>
              </table:table-cell>
              <table:table-cell office:value-type="float" office:value="-4008">
                <text:p>-4008</text:p>
              </table:table-cell>
              <table:table-cell office:value-type="float" office:value="-3924">
                <text:p>-3924</text:p>
              </table:table-cell>
              <table:table-cell office:value-type="float" office:value="-4015">
                <text:p>-4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">
                <text:p>69</text:p>
              </table:table-cell>
              <table:table-cell office:value-type="float" office:value="-3556">
                <text:p>-3556</text:p>
              </table:table-cell>
              <table:table-cell office:value-type="float" office:value="-3520">
                <text:p>-3520</text:p>
              </table:table-cell>
              <table:table-cell office:value-type="float" office:value="-3553">
                <text:p>-35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-3215">
                <text:p>-3215</text:p>
              </table:table-cell>
              <table:table-cell office:value-type="float" office:value="-3179">
                <text:p>-3179</text:p>
              </table:table-cell>
              <table:table-cell office:value-type="float" office:value="-3167">
                <text:p>-31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">
                <text:p>71</text:p>
              </table:table-cell>
              <table:table-cell office:value-type="float" office:value="-2741">
                <text:p>-2741</text:p>
              </table:table-cell>
              <table:table-cell office:value-type="float" office:value="-2708">
                <text:p>-2708</text:p>
              </table:table-cell>
              <table:table-cell office:value-type="float" office:value="-2673">
                <text:p>-26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2">
                <text:p>72</text:p>
              </table:table-cell>
              <table:table-cell office:value-type="float" office:value="-2725">
                <text:p>-2725</text:p>
              </table:table-cell>
              <table:table-cell office:value-type="float" office:value="-2676">
                <text:p>-2676</text:p>
              </table:table-cell>
              <table:table-cell office:value-type="float" office:value="-2671">
                <text:p>-26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3">
                <text:p>73</text:p>
              </table:table-cell>
              <table:table-cell office:value-type="float" office:value="-2274">
                <text:p>-2274</text:p>
              </table:table-cell>
              <table:table-cell office:value-type="float" office:value="-2224">
                <text:p>-2224</text:p>
              </table:table-cell>
              <table:table-cell office:value-type="float" office:value="-2201">
                <text:p>-22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">
                <text:p>74</text:p>
              </table:table-cell>
              <table:table-cell office:value-type="float" office:value="-1853">
                <text:p>-1853</text:p>
              </table:table-cell>
              <table:table-cell office:value-type="float" office:value="-1823">
                <text:p>-1823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-1408">
                <text:p>-1408</text:p>
              </table:table-cell>
              <table:table-cell office:value-type="float" office:value="-1331">
                <text:p>-1331</text:p>
              </table:table-cell>
              <table:table-cell office:value-type="float" office:value="-1337">
                <text:p>-13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6">
                <text:p>76</text:p>
              </table:table-cell>
              <table:table-cell office:value-type="float" office:value="-1154">
                <text:p>-1154</text:p>
              </table:table-cell>
              <table:table-cell office:value-type="float" office:value="-1098">
                <text:p>-1098</text:p>
              </table:table-cell>
              <table:table-cell office:value-type="float" office:value="-1149">
                <text:p>-11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7">
                <text:p>77</text:p>
              </table:table-cell>
              <table:table-cell office:value-type="float" office:value="-692">
                <text:p>-692</text:p>
              </table:table-cell>
              <table:table-cell office:value-type="float" office:value="-611">
                <text:p>-611</text:p>
              </table:table-cell>
              <table:table-cell office:value-type="float" office:value="-613">
                <text:p>-6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8">
                <text:p>78</text:p>
              </table:table-cell>
              <table:table-cell office:value-type="float" office:value="-289">
                <text:p>-289</text:p>
              </table:table-cell>
              <table:table-cell office:value-type="float" office:value="-264">
                <text:p>-264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">
                <text:p>79</text:p>
              </table:table-cell>
              <table:table-cell office:value-type="float" office:value="226">
                <text:p>226</text:p>
              </table:table-cell>
              <table:table-cell office:value-type="float" office:value="243">
                <text:p>24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285">
                <text:p>285</text:p>
              </table:table-cell>
              <table:table-cell office:value-type="float" office:value="358">
                <text:p>3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">
                <text:p>81</text:p>
              </table:table-cell>
              <table:table-cell office:value-type="float" office:value="835">
                <text:p>835</text:p>
              </table:table-cell>
              <table:table-cell office:value-type="float" office:value="888">
                <text:p>888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">
                <text:p>82</text:p>
              </table:table-cell>
              <table:table-cell office:value-type="float" office:value="1245">
                <text:p>1245</text:p>
              </table:table-cell>
              <table:table-cell office:value-type="float" office:value="1362">
                <text:p>1362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1809">
                <text:p>1809</text:p>
              </table:table-cell>
              <table:table-cell office:value-type="float" office:value="1857">
                <text:p>1857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">
                <text:p>84</text:p>
              </table:table-cell>
              <table:table-cell office:value-type="float" office:value="2054">
                <text:p>2054</text:p>
              </table:table-cell>
              <table:table-cell office:value-type="float" office:value="2115">
                <text:p>2115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2603">
                <text:p>2603</text:p>
              </table:table-cell>
              <table:table-cell office:value-type="float" office:value="2652">
                <text:p>2652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">
                <text:p>86</text:p>
              </table:table-cell>
              <table:table-cell office:value-type="float" office:value="3061">
                <text:p>3061</text:p>
              </table:table-cell>
              <table:table-cell office:value-type="float" office:value="3102">
                <text:p>3102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3662">
                <text:p>3662</text:p>
              </table:table-cell>
              <table:table-cell office:value-type="float" office:value="3673">
                <text:p>3673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">
                <text:p>88</text:p>
              </table:table-cell>
              <table:table-cell office:value-type="float" office:value="3619">
                <text:p>3619</text:p>
              </table:table-cell>
              <table:table-cell office:value-type="float" office:value="3732">
                <text:p>3732</text:p>
              </table:table-cell>
              <table:table-cell office:value-type="float" office:value="3713">
                <text:p>37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9">
                <text:p>89</text:p>
              </table:table-cell>
              <table:table-cell office:value-type="float" office:value="4194">
                <text:p>4194</text:p>
              </table:table-cell>
              <table:table-cell office:value-type="float" office:value="4284">
                <text:p>4284</text:p>
              </table:table-cell>
              <table:table-cell office:value-type="float" office:value="4237">
                <text:p>42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">
                <text:p>90</text:p>
              </table:table-cell>
              <table:table-cell office:value-type="float" office:value="4692">
                <text:p>4692</text:p>
              </table:table-cell>
              <table:table-cell office:value-type="float" office:value="4747">
                <text:p>4747</text:p>
              </table:table-cell>
              <table:table-cell office:value-type="float" office:value="4701">
                <text:p>47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5273">
                <text:p>5273</text:p>
              </table:table-cell>
              <table:table-cell office:value-type="float" office:value="5289">
                <text:p>5289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">
                <text:p>92</text:p>
              </table:table-cell>
              <table:table-cell office:value-type="float" office:value="5591">
                <text:p>5591</text:p>
              </table:table-cell>
              <table:table-cell office:value-type="float" office:value="5614">
                <text:p>561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3">
                <text:p>93</text:p>
              </table:table-cell>
              <table:table-cell office:value-type="float" office:value="6142">
                <text:p>6142</text:p>
              </table:table-cell>
              <table:table-cell office:value-type="float" office:value="6205">
                <text:p>6205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4">
                <text:p>94</text:p>
              </table:table-cell>
              <table:table-cell office:value-type="float" office:value="6614">
                <text:p>6614</text:p>
              </table:table-cell>
              <table:table-cell office:value-type="float" office:value="6721">
                <text:p>6721</text:p>
              </table:table-cell>
              <table:table-cell office:value-type="float" office:value="6709">
                <text:p>67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5">
                <text:p>95</text:p>
              </table:table-cell>
              <table:table-cell office:value-type="float" office:value="7259">
                <text:p>7259</text:p>
              </table:table-cell>
              <table:table-cell office:value-type="float" office:value="7336">
                <text:p>7336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6">
                <text:p>96</text:p>
              </table:table-cell>
              <table:table-cell office:value-type="float" office:value="7361">
                <text:p>7361</text:p>
              </table:table-cell>
              <table:table-cell office:value-type="float" office:value="7376">
                <text:p>7376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">
                <text:p>97</text:p>
              </table:table-cell>
              <table:table-cell office:value-type="float" office:value="7948">
                <text:p>7948</text:p>
              </table:table-cell>
              <table:table-cell office:value-type="float" office:value="8167">
                <text:p>8167</text:p>
              </table:table-cell>
              <table:table-cell office:value-type="float" office:value="8051">
                <text:p>80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">
                <text:p>98</text:p>
              </table:table-cell>
              <table:table-cell office:value-type="float" office:value="8524">
                <text:p>8524</text:p>
              </table:table-cell>
              <table:table-cell office:value-type="float" office:value="8609">
                <text:p>8609</text:p>
              </table:table-cell>
              <table:table-cell office:value-type="float" office:value="8535">
                <text:p>85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">
                <text:p>99</text:p>
              </table:table-cell>
              <table:table-cell office:value-type="float" office:value="9129">
                <text:p>9129</text:p>
              </table:table-cell>
              <table:table-cell office:value-type="float" office:value="9253">
                <text:p>9253</text:p>
              </table:table-cell>
              <table:table-cell office:value-type="float" office:value="9209">
                <text:p>92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9434">
                <text:p>9434</text:p>
              </table:table-cell>
              <table:table-cell office:value-type="float" office:value="9532">
                <text:p>9532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  <table:table-cell office:value-type="float" office:value="10195">
                <text:p>10195</text:p>
              </table:table-cell>
              <table:table-cell office:value-type="float" office:value="10205">
                <text:p>10205</text:p>
              </table:table-cell>
              <table:table-cell office:value-type="float" office:value="10215">
                <text:p>10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">
                <text:p>102</text:p>
              </table:table-cell>
              <table:table-cell office:value-type="float" office:value="10707">
                <text:p>10707</text:p>
              </table:table-cell>
              <table:table-cell office:value-type="float" office:value="10779">
                <text:p>10779</text:p>
              </table:table-cell>
              <table:table-cell office:value-type="float" office:value="10771">
                <text:p>107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">
                <text:p>103</text:p>
              </table:table-cell>
              <table:table-cell office:value-type="float" office:value="11411">
                <text:p>11411</text:p>
              </table:table-cell>
              <table:table-cell office:value-type="float" office:value="11471">
                <text:p>11471</text:p>
              </table:table-cell>
              <table:table-cell office:value-type="float" office:value="11501">
                <text:p>11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">
                <text:p>104</text:p>
              </table:table-cell>
              <table:table-cell office:value-type="float" office:value="11383">
                <text:p>11383</text:p>
              </table:table-cell>
              <table:table-cell office:value-type="float" office:value="11491">
                <text:p>11491</text:p>
              </table:table-cell>
              <table:table-cell office:value-type="float" office:value="11459">
                <text:p>114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2105">
                <text:p>12105</text:p>
              </table:table-cell>
              <table:table-cell office:value-type="float" office:value="12226">
                <text:p>12226</text:p>
              </table:table-cell>
              <table:table-cell office:value-type="float" office:value="12139">
                <text:p>121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12684">
                <text:p>12684</text:p>
              </table:table-cell>
              <table:table-cell office:value-type="float" office:value="12769">
                <text:p>12769</text:p>
              </table:table-cell>
              <table:table-cell office:value-type="float" office:value="12773">
                <text:p>127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13490">
                <text:p>13490</text:p>
              </table:table-cell>
              <table:table-cell office:value-type="float" office:value="13534">
                <text:p>13534</text:p>
              </table:table-cell>
              <table:table-cell office:value-type="float" office:value="13537">
                <text:p>135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3780">
                <text:p>13780</text:p>
              </table:table-cell>
              <table:table-cell office:value-type="float" office:value="13906">
                <text:p>13906</text:p>
              </table:table-cell>
              <table:table-cell office:value-type="float" office:value="13903">
                <text:p>139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9">
                <text:p>109</text:p>
              </table:table-cell>
              <table:table-cell office:value-type="float" office:value="14528">
                <text:p>14528</text:p>
              </table:table-cell>
              <table:table-cell office:value-type="float" office:value="14641">
                <text:p>14641</text:p>
              </table:table-cell>
              <table:table-cell office:value-type="float" office:value="14619">
                <text:p>146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15165">
                <text:p>15165</text:p>
              </table:table-cell>
              <table:table-cell office:value-type="float" office:value="15234">
                <text:p>15234</text:p>
              </table:table-cell>
              <table:table-cell office:value-type="float" office:value="15287">
                <text:p>152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1">
                <text:p>111</text:p>
              </table:table-cell>
              <table:table-cell office:value-type="float" office:value="15953">
                <text:p>15953</text:p>
              </table:table-cell>
              <table:table-cell office:value-type="float" office:value="16045">
                <text:p>16045</text:p>
              </table:table-cell>
              <table:table-cell office:value-type="float" office:value="16109">
                <text:p>16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6082">
                <text:p>16082</text:p>
              </table:table-cell>
              <table:table-cell office:value-type="float" office:value="16131">
                <text:p>16131</text:p>
              </table:table-cell>
              <table:table-cell office:value-type="float" office:value="16235">
                <text:p>162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16896">
                <text:p>16896</text:p>
              </table:table-cell>
              <table:table-cell office:value-type="float" office:value="17015">
                <text:p>17015</text:p>
              </table:table-cell>
              <table:table-cell office:value-type="float" office:value="16991">
                <text:p>16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17590">
                <text:p>17590</text:p>
              </table:table-cell>
              <table:table-cell office:value-type="float" office:value="17638">
                <text:p>17638</text:p>
              </table:table-cell>
              <table:table-cell office:value-type="float" office:value="17665">
                <text:p>176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18354">
                <text:p>18354</text:p>
              </table:table-cell>
              <table:table-cell office:value-type="float" office:value="18463">
                <text:p>18463</text:p>
              </table:table-cell>
              <table:table-cell office:value-type="float" office:value="18505">
                <text:p>185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8804">
                <text:p>18804</text:p>
              </table:table-cell>
              <table:table-cell office:value-type="float" office:value="18880">
                <text:p>18880</text:p>
              </table:table-cell>
              <table:table-cell office:value-type="float" office:value="18911">
                <text:p>189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7">
                <text:p>117</text:p>
              </table:table-cell>
              <table:table-cell office:value-type="float" office:value="19679">
                <text:p>19679</text:p>
              </table:table-cell>
              <table:table-cell office:value-type="float" office:value="19755">
                <text:p>19755</text:p>
              </table:table-cell>
              <table:table-cell office:value-type="float" office:value="19759">
                <text:p>197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8">
                <text:p>118</text:p>
              </table:table-cell>
              <table:table-cell office:value-type="float" office:value="20357">
                <text:p>20357</text:p>
              </table:table-cell>
              <table:table-cell office:value-type="float" office:value="20465">
                <text:p>20465</text:p>
              </table:table-cell>
              <table:table-cell office:value-type="float" office:value="20497">
                <text:p>204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  <table:table-cell office:value-type="float" office:value="21265">
                <text:p>21265</text:p>
              </table:table-cell>
              <table:table-cell office:value-type="float" office:value="21371">
                <text:p>21371</text:p>
              </table:table-cell>
              <table:table-cell office:value-type="float" office:value="21379">
                <text:p>21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0">
                <text:p>120</text:p>
              </table:table-cell>
              <table:table-cell office:value-type="float" office:value="21268">
                <text:p>21268</text:p>
              </table:table-cell>
              <table:table-cell office:value-type="float" office:value="21407">
                <text:p>21407</text:p>
              </table:table-cell>
              <table:table-cell office:value-type="float" office:value="21327">
                <text:p>213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1">
                <text:p>121</text:p>
              </table:table-cell>
              <table:table-cell office:value-type="float" office:value="22207">
                <text:p>22207</text:p>
              </table:table-cell>
              <table:table-cell office:value-type="float" office:value="22329">
                <text:p>22329</text:p>
              </table:table-cell>
              <table:table-cell office:value-type="float" office:value="22231">
                <text:p>222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2">
                <text:p>122</text:p>
              </table:table-cell>
              <table:table-cell office:value-type="float" office:value="22941">
                <text:p>22941</text:p>
              </table:table-cell>
              <table:table-cell office:value-type="float" office:value="22982">
                <text:p>22982</text:p>
              </table:table-cell>
              <table:table-cell office:value-type="float" office:value="22955">
                <text:p>229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">
                <text:p>123</text:p>
              </table:table-cell>
              <table:table-cell office:value-type="float" office:value="23910">
                <text:p>23910</text:p>
              </table:table-cell>
              <table:table-cell office:value-type="float" office:value="23989">
                <text:p>23989</text:p>
              </table:table-cell>
              <table:table-cell office:value-type="float" office:value="23985">
                <text:p>239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4">
                <text:p>124</text:p>
              </table:table-cell>
              <table:table-cell office:value-type="float" office:value="24412">
                <text:p>24412</text:p>
              </table:table-cell>
              <table:table-cell office:value-type="float" office:value="24459">
                <text:p>24459</text:p>
              </table:table-cell>
              <table:table-cell office:value-type="float" office:value="24439">
                <text:p>244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25368">
                <text:p>25368</text:p>
              </table:table-cell>
              <table:table-cell office:value-type="float" office:value="25412">
                <text:p>25412</text:p>
              </table:table-cell>
              <table:table-cell office:value-type="float" office:value="25369">
                <text:p>253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6">
                <text:p>126</text:p>
              </table:table-cell>
              <table:table-cell office:value-type="float" office:value="26154">
                <text:p>26154</text:p>
              </table:table-cell>
              <table:table-cell office:value-type="float" office:value="26251">
                <text:p>26251</text:p>
              </table:table-cell>
              <table:table-cell office:value-type="float" office:value="26143">
                <text:p>261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27216">
                <text:p>27216</text:p>
              </table:table-cell>
              <table:table-cell office:value-type="float" office:value="27310">
                <text:p>27310</text:p>
              </table:table-cell>
              <table:table-cell office:value-type="float" office:value="27245">
                <text:p>272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8">
                <text:p>128</text:p>
              </table:table-cell>
              <table:table-cell office:value-type="float" office:value="4465">
                <text:p>4465</text:p>
              </table:table-cell>
              <table:table-cell office:value-type="float" office:value="4496">
                <text:p>4496</text:p>
              </table:table-cell>
              <table:table-cell office:value-type="float" office:value="4443">
                <text:p>44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9">
                <text:p>129</text:p>
              </table:table-cell>
              <table:table-cell office:value-type="float" office:value="4828">
                <text:p>4828</text:p>
              </table:table-cell>
              <table:table-cell office:value-type="float" office:value="4847">
                <text:p>4847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0">
                <text:p>130</text:p>
              </table:table-cell>
              <table:table-cell office:value-type="float" office:value="5106">
                <text:p>5106</text:p>
              </table:table-cell>
              <table:table-cell office:value-type="float" office:value="5078">
                <text:p>5078</text:p>
              </table:table-cell>
              <table:table-cell office:value-type="float" office:value="5119">
                <text:p>51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1">
                <text:p>131</text:p>
              </table:table-cell>
              <table:table-cell office:value-type="float" office:value="5465">
                <text:p>5465</text:p>
              </table:table-cell>
              <table:table-cell office:value-type="float" office:value="5498">
                <text:p>5498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">
                <text:p>132</text:p>
              </table:table-cell>
              <table:table-cell office:value-type="float" office:value="5634">
                <text:p>5634</text:p>
              </table:table-cell>
              <table:table-cell office:value-type="float" office:value="5680">
                <text:p>5680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3">
                <text:p>133</text:p>
              </table:table-cell>
              <table:table-cell office:value-type="float" office:value="6012">
                <text:p>6012</text:p>
              </table:table-cell>
              <table:table-cell office:value-type="float" office:value="5942">
                <text:p>5942</text:p>
              </table:table-cell>
              <table:table-cell office:value-type="float" office:value="5999">
                <text:p>59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">
                <text:p>134</text:p>
              </table:table-cell>
              <table:table-cell office:value-type="float" office:value="6289">
                <text:p>6289</text:p>
              </table:table-cell>
              <table:table-cell office:value-type="float" office:value="6357">
                <text:p>6357</text:p>
              </table:table-cell>
              <table:table-cell office:value-type="float" office:value="6273">
                <text:p>62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">
                <text:p>135</text:p>
              </table:table-cell>
              <table:table-cell office:value-type="float" office:value="6669">
                <text:p>6669</text:p>
              </table:table-cell>
              <table:table-cell office:value-type="float" office:value="6727">
                <text:p>6727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6">
                <text:p>136</text:p>
              </table:table-cell>
              <table:table-cell office:value-type="float" office:value="6686">
                <text:p>6686</text:p>
              </table:table-cell>
              <table:table-cell office:value-type="float" office:value="6727">
                <text:p>6727</text:p>
              </table:table-cell>
              <table:table-cell office:value-type="float" office:value="6729">
                <text:p>67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7">
                <text:p>137</text:p>
              </table:table-cell>
              <table:table-cell office:value-type="float" office:value="7121">
                <text:p>7121</text:p>
              </table:table-cell>
              <table:table-cell office:value-type="float" office:value="7107">
                <text:p>7107</text:p>
              </table:table-cell>
              <table:table-cell office:value-type="float" office:value="7107">
                <text:p>71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7336">
                <text:p>7336</text:p>
              </table:table-cell>
              <table:table-cell office:value-type="float" office:value="7447">
                <text:p>7447</text:p>
              </table:table-cell>
              <table:table-cell office:value-type="float" office:value="7395">
                <text:p>73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7742">
                <text:p>7742</text:p>
              </table:table-cell>
              <table:table-cell office:value-type="float" office:value="7795">
                <text:p>7795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0">
                <text:p>140</text:p>
              </table:table-cell>
              <table:table-cell office:value-type="float" office:value="7937">
                <text:p>7937</text:p>
              </table:table-cell>
              <table:table-cell office:value-type="float" office:value="8008">
                <text:p>8008</text:p>
              </table:table-cell>
              <table:table-cell office:value-type="float" office:value="7985">
                <text:p>79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1">
                <text:p>141</text:p>
              </table:table-cell>
              <table:table-cell office:value-type="float" office:value="8338">
                <text:p>8338</text:p>
              </table:table-cell>
              <table:table-cell office:value-type="float" office:value="8400">
                <text:p>8400</text:p>
              </table:table-cell>
              <table:table-cell office:value-type="float" office:value="8371">
                <text:p>83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2">
                <text:p>142</text:p>
              </table:table-cell>
              <table:table-cell office:value-type="float" office:value="8656">
                <text:p>8656</text:p>
              </table:table-cell>
              <table:table-cell office:value-type="float" office:value="8717">
                <text:p>8717</text:p>
              </table:table-cell>
              <table:table-cell office:value-type="float" office:value="8687">
                <text:p>86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3">
                <text:p>143</text:p>
              </table:table-cell>
              <table:table-cell office:value-type="float" office:value="9081">
                <text:p>9081</text:p>
              </table:table-cell>
              <table:table-cell office:value-type="float" office:value="9099">
                <text:p>9099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9036">
                <text:p>9036</text:p>
              </table:table-cell>
              <table:table-cell office:value-type="float" office:value="9097">
                <text:p>9097</text:p>
              </table:table-cell>
              <table:table-cell office:value-type="float" office:value="9049">
                <text:p>90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">
                <text:p>145</text:p>
              </table:table-cell>
              <table:table-cell office:value-type="float" office:value="9448">
                <text:p>9448</text:p>
              </table:table-cell>
              <table:table-cell office:value-type="float" office:value="9517">
                <text:p>9517</text:p>
              </table:table-cell>
              <table:table-cell office:value-type="float" office:value="9449">
                <text:p>94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9774">
                <text:p>9774</text:p>
              </table:table-cell>
              <table:table-cell office:value-type="float" office:value="9816">
                <text:p>9816</text:p>
              </table:table-cell>
              <table:table-cell office:value-type="float" office:value="9821">
                <text:p>98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7">
                <text:p>147</text:p>
              </table:table-cell>
              <table:table-cell office:value-type="float" office:value="10202">
                <text:p>10202</text:p>
              </table:table-cell>
              <table:table-cell office:value-type="float" office:value="10209">
                <text:p>10209</text:p>
              </table:table-cell>
              <table:table-cell office:value-type="float" office:value="10235">
                <text:p>10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8">
                <text:p>148</text:p>
              </table:table-cell>
              <table:table-cell office:value-type="float" office:value="10409">
                <text:p>10409</text:p>
              </table:table-cell>
              <table:table-cell office:value-type="float" office:value="10505">
                <text:p>10505</text:p>
              </table:table-cell>
              <table:table-cell office:value-type="float" office:value="10437">
                <text:p>104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9">
                <text:p>149</text:p>
              </table:table-cell>
              <table:table-cell office:value-type="float" office:value="10839">
                <text:p>10839</text:p>
              </table:table-cell>
              <table:table-cell office:value-type="float" office:value="10861">
                <text:p>10861</text:p>
              </table:table-cell>
              <table:table-cell office:value-type="float" office:value="10907">
                <text:p>109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11161">
                <text:p>11161</text:p>
              </table:table-cell>
              <table:table-cell office:value-type="float" office:value="11213">
                <text:p>11213</text:p>
              </table:table-cell>
              <table:table-cell office:value-type="float" office:value="11191">
                <text:p>111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1">
                <text:p>151</text:p>
              </table:table-cell>
              <table:table-cell office:value-type="float" office:value="11591">
                <text:p>11591</text:p>
              </table:table-cell>
              <table:table-cell office:value-type="float" office:value="11674">
                <text:p>11674</text:p>
              </table:table-cell>
              <table:table-cell office:value-type="float" office:value="11649">
                <text:p>116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11617">
                <text:p>11617</text:p>
              </table:table-cell>
              <table:table-cell office:value-type="float" office:value="11669">
                <text:p>11669</text:p>
              </table:table-cell>
              <table:table-cell office:value-type="float" office:value="11653">
                <text:p>116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3">
                <text:p>153</text:p>
              </table:table-cell>
              <table:table-cell office:value-type="float" office:value="12018">
                <text:p>12018</text:p>
              </table:table-cell>
              <table:table-cell office:value-type="float" office:value="12101">
                <text:p>12101</text:p>
              </table:table-cell>
              <table:table-cell office:value-type="float" office:value="12081">
                <text:p>120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12380">
                <text:p>12380</text:p>
              </table:table-cell>
              <table:table-cell office:value-type="float" office:value="12446">
                <text:p>12446</text:p>
              </table:table-cell>
              <table:table-cell office:value-type="float" office:value="12439">
                <text:p>124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5">
                <text:p>155</text:p>
              </table:table-cell>
              <table:table-cell office:value-type="float" office:value="12841">
                <text:p>12841</text:p>
              </table:table-cell>
              <table:table-cell office:value-type="float" office:value="12887">
                <text:p>12887</text:p>
              </table:table-cell>
              <table:table-cell office:value-type="float" office:value="12903">
                <text:p>129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6">
                <text:p>156</text:p>
              </table:table-cell>
              <table:table-cell office:value-type="float" office:value="13063">
                <text:p>13063</text:p>
              </table:table-cell>
              <table:table-cell office:value-type="float" office:value="13073">
                <text:p>13073</text:p>
              </table:table-cell>
              <table:table-cell office:value-type="float" office:value="13107">
                <text:p>131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3512">
                <text:p>13512</text:p>
              </table:table-cell>
              <table:table-cell office:value-type="float" office:value="13555">
                <text:p>13555</text:p>
              </table:table-cell>
              <table:table-cell office:value-type="float" office:value="13577">
                <text:p>135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3853">
                <text:p>13853</text:p>
              </table:table-cell>
              <table:table-cell office:value-type="float" office:value="13893">
                <text:p>13893</text:p>
              </table:table-cell>
              <table:table-cell office:value-type="float" office:value="13911">
                <text:p>139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9">
                <text:p>159</text:p>
              </table:table-cell>
              <table:table-cell office:value-type="float" office:value="14351">
                <text:p>14351</text:p>
              </table:table-cell>
              <table:table-cell office:value-type="float" office:value="14377">
                <text:p>14377</text:p>
              </table:table-cell>
              <table:table-cell office:value-type="float" office:value="14397">
                <text:p>143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0">
                <text:p>160</text:p>
              </table:table-cell>
              <table:table-cell office:value-type="float" office:value="14403">
                <text:p>14403</text:p>
              </table:table-cell>
              <table:table-cell office:value-type="float" office:value="14447">
                <text:p>14447</text:p>
              </table:table-cell>
              <table:table-cell office:value-type="float" office:value="14477">
                <text:p>144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14874">
                <text:p>14874</text:p>
              </table:table-cell>
              <table:table-cell office:value-type="float" office:value="14890">
                <text:p>14890</text:p>
              </table:table-cell>
              <table:table-cell office:value-type="float" office:value="14937">
                <text:p>149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15259">
                <text:p>15259</text:p>
              </table:table-cell>
              <table:table-cell office:value-type="float" office:value="15275">
                <text:p>15275</text:p>
              </table:table-cell>
              <table:table-cell office:value-type="float" office:value="15295">
                <text:p>152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">
                <text:p>163</text:p>
              </table:table-cell>
              <table:table-cell office:value-type="float" office:value="15735">
                <text:p>15735</text:p>
              </table:table-cell>
              <table:table-cell office:value-type="float" office:value="15770">
                <text:p>15770</text:p>
              </table:table-cell>
              <table:table-cell office:value-type="float" office:value="15781">
                <text:p>157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5961">
                <text:p>15961</text:p>
              </table:table-cell>
              <table:table-cell office:value-type="float" office:value="15963">
                <text:p>15963</text:p>
              </table:table-cell>
              <table:table-cell office:value-type="float" office:value="16047">
                <text:p>160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6507">
                <text:p>16507</text:p>
              </table:table-cell>
              <table:table-cell office:value-type="float" office:value="16487">
                <text:p>16487</text:p>
              </table:table-cell>
              <table:table-cell office:value-type="float" office:value="16437">
                <text:p>164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16834">
                <text:p>16834</text:p>
              </table:table-cell>
              <table:table-cell office:value-type="float" office:value="16837">
                <text:p>16837</text:p>
              </table:table-cell>
              <table:table-cell office:value-type="float" office:value="16853">
                <text:p>168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7317">
                <text:p>17317</text:p>
              </table:table-cell>
              <table:table-cell office:value-type="float" office:value="17391">
                <text:p>17391</text:p>
              </table:table-cell>
              <table:table-cell office:value-type="float" office:value="17449">
                <text:p>174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">
                <text:p>168</text:p>
              </table:table-cell>
              <table:table-cell office:value-type="float" office:value="17330">
                <text:p>17330</text:p>
              </table:table-cell>
              <table:table-cell office:value-type="float" office:value="17421">
                <text:p>17421</text:p>
              </table:table-cell>
              <table:table-cell office:value-type="float" office:value="17447">
                <text:p>174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">
                <text:p>169</text:p>
              </table:table-cell>
              <table:table-cell office:value-type="float" office:value="17818">
                <text:p>17818</text:p>
              </table:table-cell>
              <table:table-cell office:value-type="float" office:value="17917">
                <text:p>17917</text:p>
              </table:table-cell>
              <table:table-cell office:value-type="float" office:value="17939">
                <text:p>179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8176">
                <text:p>18176</text:p>
              </table:table-cell>
              <table:table-cell office:value-type="float" office:value="18322">
                <text:p>18322</text:p>
              </table:table-cell>
              <table:table-cell office:value-type="float" office:value="18323">
                <text:p>183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1">
                <text:p>171</text:p>
              </table:table-cell>
              <table:table-cell office:value-type="float" office:value="18750">
                <text:p>18750</text:p>
              </table:table-cell>
              <table:table-cell office:value-type="float" office:value="18847">
                <text:p>18847</text:p>
              </table:table-cell>
              <table:table-cell office:value-type="float" office:value="18867">
                <text:p>188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2">
                <text:p>172</text:p>
              </table:table-cell>
              <table:table-cell office:value-type="float" office:value="18997">
                <text:p>18997</text:p>
              </table:table-cell>
              <table:table-cell office:value-type="float" office:value="19061">
                <text:p>19061</text:p>
              </table:table-cell>
              <table:table-cell office:value-type="float" office:value="19095">
                <text:p>190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9534">
                <text:p>19534</text:p>
              </table:table-cell>
              <table:table-cell office:value-type="float" office:value="19586">
                <text:p>19586</text:p>
              </table:table-cell>
              <table:table-cell office:value-type="float" office:value="19595">
                <text:p>195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4">
                <text:p>174</text:p>
              </table:table-cell>
              <table:table-cell office:value-type="float" office:value="19994">
                <text:p>19994</text:p>
              </table:table-cell>
              <table:table-cell office:value-type="float" office:value="20016">
                <text:p>20016</text:p>
              </table:table-cell>
              <table:table-cell office:value-type="float" office:value="20001">
                <text:p>2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20562">
                <text:p>20562</text:p>
              </table:table-cell>
              <table:table-cell office:value-type="float" office:value="20524">
                <text:p>20524</text:p>
              </table:table-cell>
              <table:table-cell office:value-type="float" office:value="20607">
                <text:p>206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6">
                <text:p>176</text:p>
              </table:table-cell>
              <table:table-cell office:value-type="float" office:value="20570">
                <text:p>20570</text:p>
              </table:table-cell>
              <table:table-cell office:value-type="float" office:value="20582">
                <text:p>20582</text:p>
              </table:table-cell>
              <table:table-cell office:value-type="float" office:value="20621">
                <text:p>206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7">
                <text:p>177</text:p>
              </table:table-cell>
              <table:table-cell office:value-type="float" office:value="21131">
                <text:p>21131</text:p>
              </table:table-cell>
              <table:table-cell office:value-type="float" office:value="21133">
                <text:p>21133</text:p>
              </table:table-cell>
              <table:table-cell office:value-type="float" office:value="21165">
                <text:p>211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8">
                <text:p>178</text:p>
              </table:table-cell>
              <table:table-cell office:value-type="float" office:value="21564">
                <text:p>21564</text:p>
              </table:table-cell>
              <table:table-cell office:value-type="float" office:value="21562">
                <text:p>21562</text:p>
              </table:table-cell>
              <table:table-cell office:value-type="float" office:value="21603">
                <text:p>216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9">
                <text:p>179</text:p>
              </table:table-cell>
              <table:table-cell office:value-type="float" office:value="22106">
                <text:p>22106</text:p>
              </table:table-cell>
              <table:table-cell office:value-type="float" office:value="22206">
                <text:p>22206</text:p>
              </table:table-cell>
              <table:table-cell office:value-type="float" office:value="22195">
                <text:p>221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">
                <text:p>180</text:p>
              </table:table-cell>
              <table:table-cell office:value-type="float" office:value="22397">
                <text:p>22397</text:p>
              </table:table-cell>
              <table:table-cell office:value-type="float" office:value="22412">
                <text:p>22412</text:p>
              </table:table-cell>
              <table:table-cell office:value-type="float" office:value="22539">
                <text:p>225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1">
                <text:p>181</text:p>
              </table:table-cell>
              <table:table-cell office:value-type="float" office:value="22976">
                <text:p>22976</text:p>
              </table:table-cell>
              <table:table-cell office:value-type="float" office:value="22995">
                <text:p>22995</text:p>
              </table:table-cell>
              <table:table-cell office:value-type="float" office:value="23071">
                <text:p>230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2">
                <text:p>182</text:p>
              </table:table-cell>
              <table:table-cell office:value-type="float" office:value="23432">
                <text:p>23432</text:p>
              </table:table-cell>
              <table:table-cell office:value-type="float" office:value="23450">
                <text:p>23450</text:p>
              </table:table-cell>
              <table:table-cell office:value-type="float" office:value="23495">
                <text:p>234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">
                <text:p>183</text:p>
              </table:table-cell>
              <table:table-cell office:value-type="float" office:value="24024">
                <text:p>24024</text:p>
              </table:table-cell>
              <table:table-cell office:value-type="float" office:value="24044">
                <text:p>24044</text:p>
              </table:table-cell>
              <table:table-cell office:value-type="float" office:value="24085">
                <text:p>240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24040">
                <text:p>24040</text:p>
              </table:table-cell>
              <table:table-cell office:value-type="float" office:value="24090">
                <text:p>24090</text:p>
              </table:table-cell>
              <table:table-cell office:value-type="float" office:value="24075">
                <text:p>240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5">
                <text:p>185</text:p>
              </table:table-cell>
              <table:table-cell office:value-type="float" office:value="24657">
                <text:p>24657</text:p>
              </table:table-cell>
              <table:table-cell office:value-type="float" office:value="24674">
                <text:p>24674</text:p>
              </table:table-cell>
              <table:table-cell office:value-type="float" office:value="24657">
                <text:p>246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6">
                <text:p>186</text:p>
              </table:table-cell>
              <table:table-cell office:value-type="float" office:value="25142">
                <text:p>25142</text:p>
              </table:table-cell>
              <table:table-cell office:value-type="float" office:value="25172">
                <text:p>25172</text:p>
              </table:table-cell>
              <table:table-cell office:value-type="float" office:value="25163">
                <text:p>251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">
                <text:p>187</text:p>
              </table:table-cell>
              <table:table-cell office:value-type="float" office:value="25722">
                <text:p>25722</text:p>
              </table:table-cell>
              <table:table-cell office:value-type="float" office:value="25804">
                <text:p>25804</text:p>
              </table:table-cell>
              <table:table-cell office:value-type="float" office:value="25763">
                <text:p>257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8">
                <text:p>188</text:p>
              </table:table-cell>
              <table:table-cell office:value-type="float" office:value="26074">
                <text:p>26074</text:p>
              </table:table-cell>
              <table:table-cell office:value-type="float" office:value="26103">
                <text:p>26103</text:p>
              </table:table-cell>
              <table:table-cell office:value-type="float" office:value="26075">
                <text:p>260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">
                <text:p>189</text:p>
              </table:table-cell>
              <table:table-cell office:value-type="float" office:value="26689">
                <text:p>26689</text:p>
              </table:table-cell>
              <table:table-cell office:value-type="float" office:value="26714">
                <text:p>26714</text:p>
              </table:table-cell>
              <table:table-cell office:value-type="float" office:value="26695">
                <text:p>266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0">
                <text:p>190</text:p>
              </table:table-cell>
              <table:table-cell office:value-type="float" office:value="27164">
                <text:p>27164</text:p>
              </table:table-cell>
              <table:table-cell office:value-type="float" office:value="27236">
                <text:p>27236</text:p>
              </table:table-cell>
              <table:table-cell office:value-type="float" office:value="27211">
                <text:p>272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1">
                <text:p>191</text:p>
              </table:table-cell>
              <table:table-cell office:value-type="float" office:value="27790">
                <text:p>27790</text:p>
              </table:table-cell>
              <table:table-cell office:value-type="float" office:value="27878">
                <text:p>27878</text:p>
              </table:table-cell>
              <table:table-cell office:value-type="float" office:value="27875">
                <text:p>278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2">
                <text:p>192</text:p>
              </table:table-cell>
              <table:table-cell office:value-type="float" office:value="27824">
                <text:p>27824</text:p>
              </table:table-cell>
              <table:table-cell office:value-type="float" office:value="27899">
                <text:p>27899</text:p>
              </table:table-cell>
              <table:table-cell office:value-type="float" office:value="27885">
                <text:p>278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3">
                <text:p>193</text:p>
              </table:table-cell>
              <table:table-cell office:value-type="float" office:value="28493">
                <text:p>28493</text:p>
              </table:table-cell>
              <table:table-cell office:value-type="float" office:value="28581">
                <text:p>28581</text:p>
              </table:table-cell>
              <table:table-cell office:value-type="float" office:value="28603">
                <text:p>286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4">
                <text:p>194</text:p>
              </table:table-cell>
              <table:table-cell office:value-type="float" office:value="29078">
                <text:p>29078</text:p>
              </table:table-cell>
              <table:table-cell office:value-type="float" office:value="29090">
                <text:p>29090</text:p>
              </table:table-cell>
              <table:table-cell office:value-type="float" office:value="29161">
                <text:p>2916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29712">
                <text:p>29712</text:p>
              </table:table-cell>
              <table:table-cell office:value-type="float" office:value="29762">
                <text:p>29762</text:p>
              </table:table-cell>
              <table:table-cell office:value-type="float" office:value="29811">
                <text:p>298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">
                <text:p>196</text:p>
              </table:table-cell>
              <table:table-cell office:value-type="float" office:value="30030">
                <text:p>30030</text:p>
              </table:table-cell>
              <table:table-cell office:value-type="float" office:value="30098">
                <text:p>30098</text:p>
              </table:table-cell>
              <table:table-cell office:value-type="float" office:value="30117">
                <text:p>301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">
                <text:p>197</text:p>
              </table:table-cell>
              <table:table-cell office:value-type="float" office:value="30714">
                <text:p>30714</text:p>
              </table:table-cell>
              <table:table-cell office:value-type="float" office:value="30806">
                <text:p>30806</text:p>
              </table:table-cell>
              <table:table-cell office:value-type="float" office:value="30749">
                <text:p>307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8">
                <text:p>198</text:p>
              </table:table-cell>
              <table:table-cell office:value-type="float" office:value="31264">
                <text:p>31264</text:p>
              </table:table-cell>
              <table:table-cell office:value-type="float" office:value="31327">
                <text:p>31327</text:p>
              </table:table-cell>
              <table:table-cell office:value-type="float" office:value="31321">
                <text:p>313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9">
                <text:p>199</text:p>
              </table:table-cell>
              <table:table-cell office:value-type="float" office:value="31980">
                <text:p>31980</text:p>
              </table:table-cell>
              <table:table-cell office:value-type="float" office:value="32044">
                <text:p>32044</text:p>
              </table:table-cell>
              <table:table-cell office:value-type="float" office:value="32001">
                <text:p>32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">
                <text:p>200</text:p>
              </table:table-cell>
              <table:table-cell office:value-type="float" office:value="31987">
                <text:p>31987</text:p>
              </table:table-cell>
              <table:table-cell office:value-type="float" office:value="32012">
                <text:p>32012</text:p>
              </table:table-cell>
              <table:table-cell office:value-type="float" office:value="32013">
                <text:p>320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">
                <text:p>201</text:p>
              </table:table-cell>
              <table:table-cell office:value-type="float" office:value="32703">
                <text:p>32703</text:p>
              </table:table-cell>
              <table:table-cell office:value-type="float" office:value="32722">
                <text:p>32722</text:p>
              </table:table-cell>
              <table:table-cell office:value-type="float" office:value="32703">
                <text:p>327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">
                <text:p>202</text:p>
              </table:table-cell>
              <table:table-cell office:value-type="float" office:value="33317">
                <text:p>33317</text:p>
              </table:table-cell>
              <table:table-cell office:value-type="float" office:value="33255">
                <text:p>33255</text:p>
              </table:table-cell>
              <table:table-cell office:value-type="float" office:value="33271">
                <text:p>332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">
                <text:p>203</text:p>
              </table:table-cell>
              <table:table-cell office:value-type="float" office:value="33973">
                <text:p>33973</text:p>
              </table:table-cell>
              <table:table-cell office:value-type="float" office:value="34058">
                <text:p>34058</text:p>
              </table:table-cell>
              <table:table-cell office:value-type="float" office:value="34039">
                <text:p>340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4">
                <text:p>204</text:p>
              </table:table-cell>
              <table:table-cell office:value-type="float" office:value="34320">
                <text:p>34320</text:p>
              </table:table-cell>
              <table:table-cell office:value-type="float" office:value="34359">
                <text:p>34359</text:p>
              </table:table-cell>
              <table:table-cell office:value-type="float" office:value="34335">
                <text:p>343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35079">
                <text:p>35079</text:p>
              </table:table-cell>
              <table:table-cell office:value-type="float" office:value="35153">
                <text:p>35153</text:p>
              </table:table-cell>
              <table:table-cell office:value-type="float" office:value="35093">
                <text:p>350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">
                <text:p>206</text:p>
              </table:table-cell>
              <table:table-cell office:value-type="float" office:value="35640">
                <text:p>35640</text:p>
              </table:table-cell>
              <table:table-cell office:value-type="float" office:value="35741">
                <text:p>35741</text:p>
              </table:table-cell>
              <table:table-cell office:value-type="float" office:value="35711">
                <text:p>357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">
                <text:p>207</text:p>
              </table:table-cell>
              <table:table-cell office:value-type="float" office:value="36466">
                <text:p>36466</text:p>
              </table:table-cell>
              <table:table-cell office:value-type="float" office:value="36538">
                <text:p>36538</text:p>
              </table:table-cell>
              <table:table-cell office:value-type="float" office:value="36485">
                <text:p>364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8">
                <text:p>208</text:p>
              </table:table-cell>
              <table:table-cell office:value-type="float" office:value="36473">
                <text:p>36473</text:p>
              </table:table-cell>
              <table:table-cell office:value-type="float" office:value="36540">
                <text:p>36540</text:p>
              </table:table-cell>
              <table:table-cell office:value-type="float" office:value="36517">
                <text:p>365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">
                <text:p>209</text:p>
              </table:table-cell>
              <table:table-cell office:value-type="float" office:value="37248">
                <text:p>37248</text:p>
              </table:table-cell>
              <table:table-cell office:value-type="float" office:value="37421">
                <text:p>37421</text:p>
              </table:table-cell>
              <table:table-cell office:value-type="float" office:value="37343">
                <text:p>373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0">
                <text:p>210</text:p>
              </table:table-cell>
              <table:table-cell office:value-type="float" office:value="37894">
                <text:p>37894</text:p>
              </table:table-cell>
              <table:table-cell office:value-type="float" office:value="37983">
                <text:p>37983</text:p>
              </table:table-cell>
              <table:table-cell office:value-type="float" office:value="37941">
                <text:p>379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38698">
                <text:p>38698</text:p>
              </table:table-cell>
              <table:table-cell office:value-type="float" office:value="38776">
                <text:p>38776</text:p>
              </table:table-cell>
              <table:table-cell office:value-type="float" office:value="38791">
                <text:p>387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2">
                <text:p>212</text:p>
              </table:table-cell>
              <table:table-cell office:value-type="float" office:value="39098">
                <text:p>39098</text:p>
              </table:table-cell>
              <table:table-cell office:value-type="float" office:value="39196">
                <text:p>39196</text:p>
              </table:table-cell>
              <table:table-cell office:value-type="float" office:value="39205">
                <text:p>392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3">
                <text:p>213</text:p>
              </table:table-cell>
              <table:table-cell office:value-type="float" office:value="39897">
                <text:p>39897</text:p>
              </table:table-cell>
              <table:table-cell office:value-type="float" office:value="40048">
                <text:p>40048</text:p>
              </table:table-cell>
              <table:table-cell office:value-type="float" office:value="39967">
                <text:p>399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4">
                <text:p>214</text:p>
              </table:table-cell>
              <table:table-cell office:value-type="float" office:value="40592">
                <text:p>40592</text:p>
              </table:table-cell>
              <table:table-cell office:value-type="float" office:value="40668">
                <text:p>40668</text:p>
              </table:table-cell>
              <table:table-cell office:value-type="float" office:value="40637">
                <text:p>406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41408">
                <text:p>41408</text:p>
              </table:table-cell>
              <table:table-cell office:value-type="float" office:value="41527">
                <text:p>41527</text:p>
              </table:table-cell>
              <table:table-cell office:value-type="float" office:value="41475">
                <text:p>414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">
                <text:p>216</text:p>
              </table:table-cell>
              <table:table-cell office:value-type="float" office:value="41399">
                <text:p>41399</text:p>
              </table:table-cell>
              <table:table-cell office:value-type="float" office:value="41538">
                <text:p>41538</text:p>
              </table:table-cell>
              <table:table-cell office:value-type="float" office:value="41527">
                <text:p>415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42300">
                <text:p>42300</text:p>
              </table:table-cell>
              <table:table-cell office:value-type="float" office:value="42385">
                <text:p>42385</text:p>
              </table:table-cell>
              <table:table-cell office:value-type="float" office:value="42383">
                <text:p>423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8">
                <text:p>218</text:p>
              </table:table-cell>
              <table:table-cell office:value-type="float" office:value="42973">
                <text:p>42973</text:p>
              </table:table-cell>
              <table:table-cell office:value-type="float" office:value="43119">
                <text:p>43119</text:p>
              </table:table-cell>
              <table:table-cell office:value-type="float" office:value="43061">
                <text:p>430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9">
                <text:p>219</text:p>
              </table:table-cell>
              <table:table-cell office:value-type="float" office:value="43868">
                <text:p>43868</text:p>
              </table:table-cell>
              <table:table-cell office:value-type="float" office:value="44010">
                <text:p>44010</text:p>
              </table:table-cell>
              <table:table-cell office:value-type="float" office:value="43985">
                <text:p>439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">
                <text:p>220</text:p>
              </table:table-cell>
              <table:table-cell office:value-type="float" office:value="44366">
                <text:p>44366</text:p>
              </table:table-cell>
              <table:table-cell office:value-type="float" office:value="44350">
                <text:p>44350</text:p>
              </table:table-cell>
              <table:table-cell office:value-type="float" office:value="44343">
                <text:p>443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1">
                <text:p>221</text:p>
              </table:table-cell>
              <table:table-cell office:value-type="float" office:value="45265">
                <text:p>45265</text:p>
              </table:table-cell>
              <table:table-cell office:value-type="float" office:value="45305">
                <text:p>45305</text:p>
              </table:table-cell>
              <table:table-cell office:value-type="float" office:value="45319">
                <text:p>453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2">
                <text:p>222</text:p>
              </table:table-cell>
              <table:table-cell office:value-type="float" office:value="46014">
                <text:p>46014</text:p>
              </table:table-cell>
              <table:table-cell office:value-type="float" office:value="46050">
                <text:p>46050</text:p>
              </table:table-cell>
              <table:table-cell office:value-type="float" office:value="46135">
                <text:p>461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47017">
                <text:p>47017</text:p>
              </table:table-cell>
              <table:table-cell office:value-type="float" office:value="47098">
                <text:p>47098</text:p>
              </table:table-cell>
              <table:table-cell office:value-type="float" office:value="47091">
                <text:p>470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4">
                <text:p>224</text:p>
              </table:table-cell>
              <table:table-cell office:value-type="float" office:value="47018">
                <text:p>47018</text:p>
              </table:table-cell>
              <table:table-cell office:value-type="float" office:value="47193">
                <text:p>47193</text:p>
              </table:table-cell>
              <table:table-cell office:value-type="float" office:value="47041">
                <text:p>470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47946">
                <text:p>47946</text:p>
              </table:table-cell>
              <table:table-cell office:value-type="float" office:value="48040">
                <text:p>48040</text:p>
              </table:table-cell>
              <table:table-cell office:value-type="float" office:value="48117">
                <text:p>481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6">
                <text:p>226</text:p>
              </table:table-cell>
              <table:table-cell office:value-type="float" office:value="48728">
                <text:p>48728</text:p>
              </table:table-cell>
              <table:table-cell office:value-type="float" office:value="48826">
                <text:p>48826</text:p>
              </table:table-cell>
              <table:table-cell office:value-type="float" office:value="48887">
                <text:p>488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7">
                <text:p>227</text:p>
              </table:table-cell>
              <table:table-cell office:value-type="float" office:value="49771">
                <text:p>49771</text:p>
              </table:table-cell>
              <table:table-cell office:value-type="float" office:value="49845">
                <text:p>49845</text:p>
              </table:table-cell>
              <table:table-cell office:value-type="float" office:value="49903">
                <text:p>499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50241">
                <text:p>50241</text:p>
              </table:table-cell>
              <table:table-cell office:value-type="float" office:value="50271">
                <text:p>50271</text:p>
              </table:table-cell>
              <table:table-cell office:value-type="float" office:value="50559">
                <text:p>505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9">
                <text:p>229</text:p>
              </table:table-cell>
              <table:table-cell office:value-type="float" office:value="51296">
                <text:p>51296</text:p>
              </table:table-cell>
              <table:table-cell office:value-type="float" office:value="51360">
                <text:p>51360</text:p>
              </table:table-cell>
              <table:table-cell office:value-type="float" office:value="51377">
                <text:p>513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0">
                <text:p>230</text:p>
              </table:table-cell>
              <table:table-cell office:value-type="float" office:value="52139">
                <text:p>52139</text:p>
              </table:table-cell>
              <table:table-cell office:value-type="float" office:value="52185">
                <text:p>52185</text:p>
              </table:table-cell>
              <table:table-cell office:value-type="float" office:value="52167">
                <text:p>521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">
                <text:p>231</text:p>
              </table:table-cell>
              <table:table-cell office:value-type="float" office:value="53212">
                <text:p>53212</text:p>
              </table:table-cell>
              <table:table-cell office:value-type="float" office:value="53287">
                <text:p>53287</text:p>
              </table:table-cell>
              <table:table-cell office:value-type="float" office:value="53319">
                <text:p>533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53173">
                <text:p>53173</text:p>
              </table:table-cell>
              <table:table-cell office:value-type="float" office:value="53303">
                <text:p>53303</text:p>
              </table:table-cell>
              <table:table-cell office:value-type="float" office:value="53301">
                <text:p>533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3">
                <text:p>233</text:p>
              </table:table-cell>
              <table:table-cell office:value-type="float" office:value="54218">
                <text:p>54218</text:p>
              </table:table-cell>
              <table:table-cell office:value-type="float" office:value="54343">
                <text:p>54343</text:p>
              </table:table-cell>
              <table:table-cell office:value-type="float" office:value="54333">
                <text:p>54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4">
                <text:p>234</text:p>
              </table:table-cell>
              <table:table-cell office:value-type="float" office:value="55084">
                <text:p>55084</text:p>
              </table:table-cell>
              <table:table-cell office:value-type="float" office:value="55181">
                <text:p>55181</text:p>
              </table:table-cell>
              <table:table-cell office:value-type="float" office:value="55269">
                <text:p>552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">
                <text:p>235</text:p>
              </table:table-cell>
              <table:table-cell office:value-type="float" office:value="56229">
                <text:p>56229</text:p>
              </table:table-cell>
              <table:table-cell office:value-type="float" office:value="56303">
                <text:p>56303</text:p>
              </table:table-cell>
              <table:table-cell office:value-type="float" office:value="56255">
                <text:p>562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6">
                <text:p>236</text:p>
              </table:table-cell>
              <table:table-cell office:value-type="float" office:value="56727">
                <text:p>56727</text:p>
              </table:table-cell>
              <table:table-cell office:value-type="float" office:value="56794">
                <text:p>56794</text:p>
              </table:table-cell>
              <table:table-cell office:value-type="float" office:value="56757">
                <text:p>567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7">
                <text:p>237</text:p>
              </table:table-cell>
              <table:table-cell office:value-type="float" office:value="57883">
                <text:p>57883</text:p>
              </table:table-cell>
              <table:table-cell office:value-type="float" office:value="57964">
                <text:p>57964</text:p>
              </table:table-cell>
              <table:table-cell office:value-type="float" office:value="57983">
                <text:p>579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8">
                <text:p>238</text:p>
              </table:table-cell>
              <table:table-cell office:value-type="float" office:value="58742">
                <text:p>58742</text:p>
              </table:table-cell>
              <table:table-cell office:value-type="float" office:value="58835">
                <text:p>58835</text:p>
              </table:table-cell>
              <table:table-cell office:value-type="float" office:value="58861">
                <text:p>588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9">
                <text:p>239</text:p>
              </table:table-cell>
              <table:table-cell office:value-type="float" office:value="60061">
                <text:p>60061</text:p>
              </table:table-cell>
              <table:table-cell office:value-type="float" office:value="60146">
                <text:p>60146</text:p>
              </table:table-cell>
              <table:table-cell office:value-type="float" office:value="60095">
                <text:p>600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0">
                <text:p>240</text:p>
              </table:table-cell>
              <table:table-cell office:value-type="float" office:value="60211">
                <text:p>60211</text:p>
              </table:table-cell>
              <table:table-cell office:value-type="float" office:value="60249">
                <text:p>60249</text:p>
              </table:table-cell>
              <table:table-cell office:value-type="float" office:value="60271">
                <text:p>602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legend chart:legend-position="end" svg:x="12.882cm" svg:y="3.951cm" style:legend-expansion="high" chart:style-name="ch2"/>
        <chart:plot-area chart:style-name="ch3" chart:data-source-has-labels="both" svg:x="0.319cm" svg:y="0.179cm" svg:width="12.244cm" svg:height="8.641cm">
          <chartooo:coordinate-region svg:x="1.602cm" svg:y="0.378cm" svg:width="10.681cm" svg:height="8.243cm"/>
          <chart:axis chart:dimension="x" chart:name="primary-x" chart:style-name="ch4" chartooo:axis-type="auto">
            <chart:categories table:cell-range-address="local-table.$A$2:.$A$2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27" chart:label-cell-address="local-table.$C$1" chart:class="chart:scatter">
            <chart:domain table:cell-range-address="local-table.$B$2:.$B$227"/>
            <chart:data-point chart:repeated="226"/>
          </chart:series>
          <chart:series chart:style-name="ch7" chart:values-cell-range-address="local-table.$D$2:.$D$227" chart:label-cell-address="local-table.$D$1" chart:class="chart:scatter"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-17725">
                <text:p>-17725</text:p>
              </table:table-cell>
              <table:table-cell office:value-type="float" office:value="-16772">
                <text:p>-167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17712">
                <text:p>-17712</text:p>
              </table:table-cell>
              <table:table-cell office:value-type="float" office:value="-16802">
                <text:p>-168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17433">
                <text:p>-17433</text:p>
              </table:table-cell>
              <table:table-cell office:value-type="float" office:value="-16523">
                <text:p>-16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17261">
                <text:p>-17261</text:p>
              </table:table-cell>
              <table:table-cell office:value-type="float" office:value="-16317">
                <text:p>-16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16992">
                <text:p>-16992</text:p>
              </table:table-cell>
              <table:table-cell office:value-type="float" office:value="-16079">
                <text:p>-16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16860">
                <text:p>-16860</text:p>
              </table:table-cell>
              <table:table-cell office:value-type="float" office:value="-15977">
                <text:p>-159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16583">
                <text:p>-16583</text:p>
              </table:table-cell>
              <table:table-cell office:value-type="float" office:value="-15715">
                <text:p>-15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16367">
                <text:p>-16367</text:p>
              </table:table-cell>
              <table:table-cell office:value-type="float" office:value="-15489">
                <text:p>-15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16108">
                <text:p>-16108</text:p>
              </table:table-cell>
              <table:table-cell office:value-type="float" office:value="-15207">
                <text:p>-15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16090">
                <text:p>-16090</text:p>
              </table:table-cell>
              <table:table-cell office:value-type="float" office:value="-15209">
                <text:p>-15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15763">
                <text:p>-15763</text:p>
              </table:table-cell>
              <table:table-cell office:value-type="float" office:value="-14942">
                <text:p>-149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15574">
                <text:p>-15574</text:p>
              </table:table-cell>
              <table:table-cell office:value-type="float" office:value="-14716">
                <text:p>-14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15268">
                <text:p>-15268</text:p>
              </table:table-cell>
              <table:table-cell office:value-type="float" office:value="-14392">
                <text:p>-143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15151">
                <text:p>-15151</text:p>
              </table:table-cell>
              <table:table-cell office:value-type="float" office:value="-14270">
                <text:p>-142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4852">
                <text:p>-14852</text:p>
              </table:table-cell>
              <table:table-cell office:value-type="float" office:value="-13968">
                <text:p>-13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14613">
                <text:p>-14613</text:p>
              </table:table-cell>
              <table:table-cell office:value-type="float" office:value="-13714">
                <text:p>-137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14304">
                <text:p>-14304</text:p>
              </table:table-cell>
              <table:table-cell office:value-type="float" office:value="-13406">
                <text:p>-13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14243">
                <text:p>-14243</text:p>
              </table:table-cell>
              <table:table-cell office:value-type="float" office:value="-13346">
                <text:p>-133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13937">
                <text:p>-13937</text:p>
              </table:table-cell>
              <table:table-cell office:value-type="float" office:value="-13009">
                <text:p>-13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13685">
                <text:p>-13685</text:p>
              </table:table-cell>
              <table:table-cell office:value-type="float" office:value="-12746">
                <text:p>-12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13385">
                <text:p>-13385</text:p>
              </table:table-cell>
              <table:table-cell office:value-type="float" office:value="-12391">
                <text:p>-123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13233">
                <text:p>-13233</text:p>
              </table:table-cell>
              <table:table-cell office:value-type="float" office:value="-12252">
                <text:p>-12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12878">
                <text:p>-12878</text:p>
              </table:table-cell>
              <table:table-cell office:value-type="float" office:value="-11867">
                <text:p>-11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12657">
                <text:p>-12657</text:p>
              </table:table-cell>
              <table:table-cell office:value-type="float" office:value="-11553">
                <text:p>-115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12326">
                <text:p>-12326</text:p>
              </table:table-cell>
              <table:table-cell office:value-type="float" office:value="-11125">
                <text:p>-11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12324">
                <text:p>-12324</text:p>
              </table:table-cell>
              <table:table-cell office:value-type="float" office:value="-11136">
                <text:p>-11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11982">
                <text:p>-11982</text:p>
              </table:table-cell>
              <table:table-cell office:value-type="float" office:value="-10723">
                <text:p>-10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11735">
                <text:p>-11735</text:p>
              </table:table-cell>
              <table:table-cell office:value-type="float" office:value="-10361">
                <text:p>-103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11357">
                <text:p>-11357</text:p>
              </table:table-cell>
              <table:table-cell office:value-type="float" office:value="-9846">
                <text:p>-98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11217">
                <text:p>-11217</text:p>
              </table:table-cell>
              <table:table-cell office:value-type="float" office:value="-9524">
                <text:p>-9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10868">
                <text:p>-10868</text:p>
              </table:table-cell>
              <table:table-cell office:value-type="float" office:value="-8969">
                <text:p>-8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10590">
                <text:p>-10590</text:p>
              </table:table-cell>
              <table:table-cell office:value-type="float" office:value="-8529">
                <text:p>-85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10225">
                <text:p>-10225</text:p>
              </table:table-cell>
              <table:table-cell office:value-type="float" office:value="-7866">
                <text:p>-7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10184">
                <text:p>-10184</text:p>
              </table:table-cell>
              <table:table-cell office:value-type="float" office:value="-7827">
                <text:p>-7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9822">
                <text:p>-9822</text:p>
              </table:table-cell>
              <table:table-cell office:value-type="float" office:value="-7186">
                <text:p>-71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9515">
                <text:p>-9515</text:p>
              </table:table-cell>
              <table:table-cell office:value-type="float" office:value="-6743">
                <text:p>-6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9159">
                <text:p>-9159</text:p>
              </table:table-cell>
              <table:table-cell office:value-type="float" office:value="-6194">
                <text:p>-61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8990">
                <text:p>-8990</text:p>
              </table:table-cell>
              <table:table-cell office:value-type="float" office:value="-6028">
                <text:p>-60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8592">
                <text:p>-8592</text:p>
              </table:table-cell>
              <table:table-cell office:value-type="float" office:value="-5549">
                <text:p>-5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8310">
                <text:p>-8310</text:p>
              </table:table-cell>
              <table:table-cell office:value-type="float" office:value="-5263">
                <text:p>-5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7920">
                <text:p>-7920</text:p>
              </table:table-cell>
              <table:table-cell office:value-type="float" office:value="-4832">
                <text:p>-48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7925">
                <text:p>-7925</text:p>
              </table:table-cell>
              <table:table-cell office:value-type="float" office:value="-4855">
                <text:p>-4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7525">
                <text:p>-7525</text:p>
              </table:table-cell>
              <table:table-cell office:value-type="float" office:value="-4469">
                <text:p>-4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7203">
                <text:p>-7203</text:p>
              </table:table-cell>
              <table:table-cell office:value-type="float" office:value="-4183">
                <text:p>-4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6786">
                <text:p>-6786</text:p>
              </table:table-cell>
              <table:table-cell office:value-type="float" office:value="-3835">
                <text:p>-3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6599">
                <text:p>-6599</text:p>
              </table:table-cell>
              <table:table-cell office:value-type="float" office:value="-3676">
                <text:p>-36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6172">
                <text:p>-6172</text:p>
              </table:table-cell>
              <table:table-cell office:value-type="float" office:value="-3322">
                <text:p>-33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5846">
                <text:p>-5846</text:p>
              </table:table-cell>
              <table:table-cell office:value-type="float" office:value="-3052">
                <text:p>-30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5422">
                <text:p>-5422</text:p>
              </table:table-cell>
              <table:table-cell office:value-type="float" office:value="-2716">
                <text:p>-2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5352">
                <text:p>-5352</text:p>
              </table:table-cell>
              <table:table-cell office:value-type="float" office:value="-2648">
                <text:p>-26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4925">
                <text:p>-4925</text:p>
              </table:table-cell>
              <table:table-cell office:value-type="float" office:value="-2296">
                <text:p>-22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4570">
                <text:p>-4570</text:p>
              </table:table-cell>
              <table:table-cell office:value-type="float" office:value="-2029">
                <text:p>-20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4130">
                <text:p>-4130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3939">
                <text:p>-3939</text:p>
              </table:table-cell>
              <table:table-cell office:value-type="float" office:value="-1507">
                <text:p>-15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3460">
                <text:p>-3460</text:p>
              </table:table-cell>
              <table:table-cell office:value-type="float" office:value="-1117">
                <text:p>-11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3109">
                <text:p>-3109</text:p>
              </table:table-cell>
              <table:table-cell office:value-type="float" office:value="-839">
                <text:p>-8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2637">
                <text:p>-2637</text:p>
              </table:table-cell>
              <table:table-cell office:value-type="float" office:value="-463">
                <text:p>-4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2636">
                <text:p>-2636</text:p>
              </table:table-cell>
              <table:table-cell office:value-type="float" office:value="-458">
                <text:p>-4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2150">
                <text:p>-215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1794">
                <text:p>-179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1299">
                <text:p>-129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1081">
                <text:p>-1081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592">
                <text:p>-592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188">
                <text:p>-188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342">
                <text:p>342</text:p>
              </table:table-cell>
              <table:table-cell office:value-type="float" office:value="2037">
                <text:p>20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408">
                <text:p>408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928">
                <text:p>928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1368">
                <text:p>1368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1885">
                <text:p>1885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2151">
                <text:p>2151</text:p>
              </table:table-cell>
              <table:table-cell office:value-type="float" office:value="3652">
                <text:p>36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2705">
                <text:p>2705</text:p>
              </table:table-cell>
              <table:table-cell office:value-type="float" office:value="4129">
                <text:p>4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3147">
                <text:p>3147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3761">
                <text:p>3761</text:p>
              </table:table-cell>
              <table:table-cell office:value-type="float" office:value="5028">
                <text:p>5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3771">
                <text:p>3771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4359">
                <text:p>4359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4768">
                <text:p>4768</text:p>
              </table:table-cell>
              <table:table-cell office:value-type="float" office:value="5998">
                <text:p>59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5373">
                <text:p>5373</text:p>
              </table:table-cell>
              <table:table-cell office:value-type="float" office:value="6534">
                <text:p>65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5626">
                <text:p>5626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6266">
                <text:p>6266</text:p>
              </table:table-cell>
              <table:table-cell office:value-type="float" office:value="7365">
                <text:p>73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6733">
                <text:p>6733</text:p>
              </table:table-cell>
              <table:table-cell office:value-type="float" office:value="7821">
                <text:p>78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7379">
                <text:p>7379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7433">
                <text:p>7433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8072">
                <text:p>8072</text:p>
              </table:table-cell>
              <table:table-cell office:value-type="float" office:value="9053">
                <text:p>90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8577">
                <text:p>8577</text:p>
              </table:table-cell>
              <table:table-cell office:value-type="float" office:value="9537">
                <text:p>9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9262">
                <text:p>9262</text:p>
              </table:table-cell>
              <table:table-cell office:value-type="float" office:value="10173">
                <text:p>101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9609">
                <text:p>9609</text:p>
              </table:table-cell>
              <table:table-cell office:value-type="float" office:value="10473">
                <text:p>104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10269">
                <text:p>10269</text:p>
              </table:table-cell>
              <table:table-cell office:value-type="float" office:value="11097">
                <text:p>110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10785">
                <text:p>10785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11523">
                <text:p>11523</text:p>
              </table:table-cell>
              <table:table-cell office:value-type="float" office:value="12306">
                <text:p>12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11549">
                <text:p>11549</text:p>
              </table:table-cell>
              <table:table-cell office:value-type="float" office:value="12321">
                <text:p>123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12238">
                <text:p>12238</text:p>
              </table:table-cell>
              <table:table-cell office:value-type="float" office:value="12966">
                <text:p>129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12786">
                <text:p>12786</text:p>
              </table:table-cell>
              <table:table-cell office:value-type="float" office:value="13560">
                <text:p>135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3591">
                <text:p>13591</text:p>
              </table:table-cell>
              <table:table-cell office:value-type="float" office:value="14278">
                <text:p>14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13943">
                <text:p>13943</text:p>
              </table:table-cell>
              <table:table-cell office:value-type="float" office:value="14642">
                <text:p>146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14715">
                <text:p>14715</text:p>
              </table:table-cell>
              <table:table-cell office:value-type="float" office:value="15358">
                <text:p>15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15306">
                <text:p>15306</text:p>
              </table:table-cell>
              <table:table-cell office:value-type="float" office:value="15922">
                <text:p>159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16112">
                <text:p>16112</text:p>
              </table:table-cell>
              <table:table-cell office:value-type="float" office:value="16701">
                <text:p>167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16225">
                <text:p>16225</text:p>
              </table:table-cell>
              <table:table-cell office:value-type="float" office:value="16823">
                <text:p>168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17048">
                <text:p>17048</text:p>
              </table:table-cell>
              <table:table-cell office:value-type="float" office:value="17613">
                <text:p>176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17690">
                <text:p>17690</text:p>
              </table:table-cell>
              <table:table-cell office:value-type="float" office:value="18255">
                <text:p>18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18540">
                <text:p>18540</text:p>
              </table:table-cell>
              <table:table-cell office:value-type="float" office:value="19035">
                <text:p>190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8940">
                <text:p>18940</text:p>
              </table:table-cell>
              <table:table-cell office:value-type="float" office:value="19458">
                <text:p>194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9814">
                <text:p>19814</text:p>
              </table:table-cell>
              <table:table-cell office:value-type="float" office:value="20317">
                <text:p>203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20512">
                <text:p>20512</text:p>
              </table:table-cell>
              <table:table-cell office:value-type="float" office:value="20983">
                <text:p>209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1428">
                <text:p>21428</text:p>
              </table:table-cell>
              <table:table-cell office:value-type="float" office:value="21863">
                <text:p>218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1435">
                <text:p>21435</text:p>
              </table:table-cell>
              <table:table-cell office:value-type="float" office:value="21901">
                <text:p>219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2336">
                <text:p>22336</text:p>
              </table:table-cell>
              <table:table-cell office:value-type="float" office:value="22785">
                <text:p>227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3094">
                <text:p>23094</text:p>
              </table:table-cell>
              <table:table-cell office:value-type="float" office:value="23518">
                <text:p>23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24104">
                <text:p>24104</text:p>
              </table:table-cell>
              <table:table-cell office:value-type="float" office:value="24485">
                <text:p>244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24537">
                <text:p>24537</text:p>
              </table:table-cell>
              <table:table-cell office:value-type="float" office:value="24942">
                <text:p>249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25527">
                <text:p>25527</text:p>
              </table:table-cell>
              <table:table-cell office:value-type="float" office:value="25901">
                <text:p>259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26363">
                <text:p>26363</text:p>
              </table:table-cell>
              <table:table-cell office:value-type="float" office:value="26684">
                <text:p>266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27394">
                <text:p>27394</text:p>
              </table:table-cell>
              <table:table-cell office:value-type="float" office:value="27719">
                <text:p>277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4509">
                <text:p>4509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4865">
                <text:p>4865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5132">
                <text:p>5132</text:p>
              </table:table-cell>
              <table:table-cell office:value-type="float" office:value="5521">
                <text:p>55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5484">
                <text:p>5484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5665">
                <text:p>5665</text:p>
              </table:table-cell>
              <table:table-cell office:value-type="float" office:value="6037">
                <text:p>60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6045">
                <text:p>6045</text:p>
              </table:table-cell>
              <table:table-cell office:value-type="float" office:value="6383">
                <text:p>63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6345">
                <text:p>6345</text:p>
              </table:table-cell>
              <table:table-cell office:value-type="float" office:value="6699">
                <text:p>66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6746">
                <text:p>6746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6755">
                <text:p>6755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7124">
                <text:p>7124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7443">
                <text:p>7443</text:p>
              </table:table-cell>
              <table:table-cell office:value-type="float" office:value="7733">
                <text:p>7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7829">
                <text:p>7829</text:p>
              </table:table-cell>
              <table:table-cell office:value-type="float" office:value="8154">
                <text:p>81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7997">
                <text:p>7997</text:p>
              </table:table-cell>
              <table:table-cell office:value-type="float" office:value="8354">
                <text:p>83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8407">
                <text:p>8407</text:p>
              </table:table-cell>
              <table:table-cell office:value-type="float" office:value="8716">
                <text:p>87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8705">
                <text:p>8705</text:p>
              </table:table-cell>
              <table:table-cell office:value-type="float" office:value="9029">
                <text:p>90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9113">
                <text:p>9113</text:p>
              </table:table-cell>
              <table:table-cell office:value-type="float" office:value="9429">
                <text:p>94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9081">
                <text:p>9081</text:p>
              </table:table-cell>
              <table:table-cell office:value-type="float" office:value="9410">
                <text:p>94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9479">
                <text:p>9479</text:p>
              </table:table-cell>
              <table:table-cell office:value-type="float" office:value="9802">
                <text:p>98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9799">
                <text:p>9799</text:p>
              </table:table-cell>
              <table:table-cell office:value-type="float" office:value="10131">
                <text:p>101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10250">
                <text:p>10250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10448">
                <text:p>10448</text:p>
              </table:table-cell>
              <table:table-cell office:value-type="float" office:value="10750">
                <text:p>107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10865">
                <text:p>10865</text:p>
              </table:table-cell>
              <table:table-cell office:value-type="float" office:value="11168">
                <text:p>111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11215">
                <text:p>11215</text:p>
              </table:table-cell>
              <table:table-cell office:value-type="float" office:value="11495">
                <text:p>11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11662">
                <text:p>11662</text:p>
              </table:table-cell>
              <table:table-cell office:value-type="float" office:value="11928">
                <text:p>119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11646">
                <text:p>11646</text:p>
              </table:table-cell>
              <table:table-cell office:value-type="float" office:value="11934">
                <text:p>119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12087">
                <text:p>12087</text:p>
              </table:table-cell>
              <table:table-cell office:value-type="float" office:value="12389">
                <text:p>123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12418">
                <text:p>12418</text:p>
              </table:table-cell>
              <table:table-cell office:value-type="float" office:value="12728">
                <text:p>127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12882">
                <text:p>12882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13089">
                <text:p>13089</text:p>
              </table:table-cell>
              <table:table-cell office:value-type="float" office:value="13408">
                <text:p>134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13548">
                <text:p>13548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13895">
                <text:p>13895</text:p>
              </table:table-cell>
              <table:table-cell office:value-type="float" office:value="14202">
                <text:p>142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14378">
                <text:p>14378</text:p>
              </table:table-cell>
              <table:table-cell office:value-type="float" office:value="14669">
                <text:p>146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14450">
                <text:p>14450</text:p>
              </table:table-cell>
              <table:table-cell office:value-type="float" office:value="14690">
                <text:p>146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14896">
                <text:p>14896</text:p>
              </table:table-cell>
              <table:table-cell office:value-type="float" office:value="15172">
                <text:p>151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15260">
                <text:p>15260</text:p>
              </table:table-cell>
              <table:table-cell office:value-type="float" office:value="15523">
                <text:p>155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15712">
                <text:p>15712</text:p>
              </table:table-cell>
              <table:table-cell office:value-type="float" office:value="16009">
                <text:p>160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15989">
                <text:p>15989</text:p>
              </table:table-cell>
              <table:table-cell office:value-type="float" office:value="16241">
                <text:p>162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16493">
                <text:p>16493</text:p>
              </table:table-cell>
              <table:table-cell office:value-type="float" office:value="16722">
                <text:p>167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6886">
                <text:p>16886</text:p>
              </table:table-cell>
              <table:table-cell office:value-type="float" office:value="17068">
                <text:p>170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7369">
                <text:p>17369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7413">
                <text:p>17413</text:p>
              </table:table-cell>
              <table:table-cell office:value-type="float" office:value="17601">
                <text:p>176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7902">
                <text:p>17902</text:p>
              </table:table-cell>
              <table:table-cell office:value-type="float" office:value="18112">
                <text:p>181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8322">
                <text:p>18322</text:p>
              </table:table-cell>
              <table:table-cell office:value-type="float" office:value="18505">
                <text:p>185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18846">
                <text:p>18846</text:p>
              </table:table-cell>
              <table:table-cell office:value-type="float" office:value="19027">
                <text:p>190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19075">
                <text:p>19075</text:p>
              </table:table-cell>
              <table:table-cell office:value-type="float" office:value="19262">
                <text:p>192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19628">
                <text:p>19628</text:p>
              </table:table-cell>
              <table:table-cell office:value-type="float" office:value="19798">
                <text:p>197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20051">
                <text:p>20051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20563">
                <text:p>20563</text:p>
              </table:table-cell>
              <table:table-cell office:value-type="float" office:value="20785">
                <text:p>207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20626">
                <text:p>20626</text:p>
              </table:table-cell>
              <table:table-cell office:value-type="float" office:value="20801">
                <text:p>208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21178">
                <text:p>21178</text:p>
              </table:table-cell>
              <table:table-cell office:value-type="float" office:value="21388">
                <text:p>213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21626">
                <text:p>21626</text:p>
              </table:table-cell>
              <table:table-cell office:value-type="float" office:value="21842">
                <text:p>218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22171">
                <text:p>22171</text:p>
              </table:table-cell>
              <table:table-cell office:value-type="float" office:value="22409">
                <text:p>2240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22427">
                <text:p>22427</text:p>
              </table:table-cell>
              <table:table-cell office:value-type="float" office:value="22693">
                <text:p>226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23000">
                <text:p>23000</text:p>
              </table:table-cell>
              <table:table-cell office:value-type="float" office:value="23192">
                <text:p>231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23450">
                <text:p>23450</text:p>
              </table:table-cell>
              <table:table-cell office:value-type="float" office:value="23571">
                <text:p>235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24101">
                <text:p>24101</text:p>
              </table:table-cell>
              <table:table-cell office:value-type="float" office:value="24201">
                <text:p>24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24086">
                <text:p>24086</text:p>
              </table:table-cell>
              <table:table-cell office:value-type="float" office:value="24209">
                <text:p>242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24689">
                <text:p>24689</text:p>
              </table:table-cell>
              <table:table-cell office:value-type="float" office:value="24820">
                <text:p>248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25182">
                <text:p>25182</text:p>
              </table:table-cell>
              <table:table-cell office:value-type="float" office:value="25308">
                <text:p>253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25784">
                <text:p>25784</text:p>
              </table:table-cell>
              <table:table-cell office:value-type="float" office:value="25946">
                <text:p>259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26090">
                <text:p>26090</text:p>
              </table:table-cell>
              <table:table-cell office:value-type="float" office:value="26195">
                <text:p>261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6767">
                <text:p>26767</text:p>
              </table:table-cell>
              <table:table-cell office:value-type="float" office:value="26825">
                <text:p>268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7232">
                <text:p>27232</text:p>
              </table:table-cell>
              <table:table-cell office:value-type="float" office:value="27315">
                <text:p>273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7853">
                <text:p>27853</text:p>
              </table:table-cell>
              <table:table-cell office:value-type="float" office:value="28022">
                <text:p>280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7921">
                <text:p>27921</text:p>
              </table:table-cell>
              <table:table-cell office:value-type="float" office:value="28076">
                <text:p>280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28576">
                <text:p>28576</text:p>
              </table:table-cell>
              <table:table-cell office:value-type="float" office:value="28744">
                <text:p>287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29092">
                <text:p>29092</text:p>
              </table:table-cell>
              <table:table-cell office:value-type="float" office:value="29297">
                <text:p>292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29747">
                <text:p>29747</text:p>
              </table:table-cell>
              <table:table-cell office:value-type="float" office:value="29933">
                <text:p>299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30091">
                <text:p>30091</text:p>
              </table:table-cell>
              <table:table-cell office:value-type="float" office:value="30249">
                <text:p>302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30803">
                <text:p>30803</text:p>
              </table:table-cell>
              <table:table-cell office:value-type="float" office:value="30916">
                <text:p>309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31336">
                <text:p>31336</text:p>
              </table:table-cell>
              <table:table-cell office:value-type="float" office:value="31465">
                <text:p>314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32033">
                <text:p>32033</text:p>
              </table:table-cell>
              <table:table-cell office:value-type="float" office:value="32154">
                <text:p>321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32060">
                <text:p>32060</text:p>
              </table:table-cell>
              <table:table-cell office:value-type="float" office:value="32179">
                <text:p>321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32782">
                <text:p>32782</text:p>
              </table:table-cell>
              <table:table-cell office:value-type="float" office:value="32891">
                <text:p>328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33342">
                <text:p>33342</text:p>
              </table:table-cell>
              <table:table-cell office:value-type="float" office:value="33445">
                <text:p>334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34078">
                <text:p>34078</text:p>
              </table:table-cell>
              <table:table-cell office:value-type="float" office:value="34167">
                <text:p>341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34431">
                <text:p>34431</text:p>
              </table:table-cell>
              <table:table-cell office:value-type="float" office:value="34536">
                <text:p>345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35174">
                <text:p>35174</text:p>
              </table:table-cell>
              <table:table-cell office:value-type="float" office:value="35241">
                <text:p>352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35837">
                <text:p>35837</text:p>
              </table:table-cell>
              <table:table-cell office:value-type="float" office:value="35895">
                <text:p>358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36601">
                <text:p>36601</text:p>
              </table:table-cell>
              <table:table-cell office:value-type="float" office:value="36700">
                <text:p>367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36683">
                <text:p>36683</text:p>
              </table:table-cell>
              <table:table-cell office:value-type="float" office:value="36773">
                <text:p>367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37450">
                <text:p>37450</text:p>
              </table:table-cell>
              <table:table-cell office:value-type="float" office:value="37552">
                <text:p>375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38085">
                <text:p>38085</text:p>
              </table:table-cell>
              <table:table-cell office:value-type="float" office:value="38185">
                <text:p>381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38891">
                <text:p>38891</text:p>
              </table:table-cell>
              <table:table-cell office:value-type="float" office:value="38990">
                <text:p>389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39336">
                <text:p>39336</text:p>
              </table:table-cell>
              <table:table-cell office:value-type="float" office:value="39382">
                <text:p>393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40131">
                <text:p>40131</text:p>
              </table:table-cell>
              <table:table-cell office:value-type="float" office:value="40219">
                <text:p>402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40703">
                <text:p>40703</text:p>
              </table:table-cell>
              <table:table-cell office:value-type="float" office:value="40904">
                <text:p>409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41652">
                <text:p>41652</text:p>
              </table:table-cell>
              <table:table-cell office:value-type="float" office:value="41750">
                <text:p>417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41648">
                <text:p>41648</text:p>
              </table:table-cell>
              <table:table-cell office:value-type="float" office:value="41717">
                <text:p>417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42530">
                <text:p>42530</text:p>
              </table:table-cell>
              <table:table-cell office:value-type="float" office:value="42572">
                <text:p>425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43242">
                <text:p>43242</text:p>
              </table:table-cell>
              <table:table-cell office:value-type="float" office:value="43253">
                <text:p>432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44124">
                <text:p>44124</text:p>
              </table:table-cell>
              <table:table-cell office:value-type="float" office:value="44238">
                <text:p>442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44474">
                <text:p>44474</text:p>
              </table:table-cell>
              <table:table-cell office:value-type="float" office:value="44679">
                <text:p>446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45424">
                <text:p>45424</text:p>
              </table:table-cell>
              <table:table-cell office:value-type="float" office:value="45602">
                <text:p>456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46132">
                <text:p>46132</text:p>
              </table:table-cell>
              <table:table-cell office:value-type="float" office:value="46320">
                <text:p>4632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47071">
                <text:p>47071</text:p>
              </table:table-cell>
              <table:table-cell office:value-type="float" office:value="47342">
                <text:p>473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47158">
                <text:p>47158</text:p>
              </table:table-cell>
              <table:table-cell office:value-type="float" office:value="47385">
                <text:p>473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48165">
                <text:p>48165</text:p>
              </table:table-cell>
              <table:table-cell office:value-type="float" office:value="48363">
                <text:p>483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48851">
                <text:p>48851</text:p>
              </table:table-cell>
              <table:table-cell office:value-type="float" office:value="49137">
                <text:p>491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49946">
                <text:p>49946</text:p>
              </table:table-cell>
              <table:table-cell office:value-type="float" office:value="50124">
                <text:p>501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50410">
                <text:p>50410</text:p>
              </table:table-cell>
              <table:table-cell office:value-type="float" office:value="50585">
                <text:p>505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51443">
                <text:p>51443</text:p>
              </table:table-cell>
              <table:table-cell office:value-type="float" office:value="51608">
                <text:p>516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52251">
                <text:p>52251</text:p>
              </table:table-cell>
              <table:table-cell office:value-type="float" office:value="52406">
                <text:p>524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53351">
                <text:p>53351</text:p>
              </table:table-cell>
              <table:table-cell office:value-type="float" office:value="53505">
                <text:p>5350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53391">
                <text:p>53391</text:p>
              </table:table-cell>
              <table:table-cell office:value-type="float" office:value="53482">
                <text:p>534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54440">
                <text:p>54440</text:p>
              </table:table-cell>
              <table:table-cell office:value-type="float" office:value="54606">
                <text:p>546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55366">
                <text:p>55366</text:p>
              </table:table-cell>
              <table:table-cell office:value-type="float" office:value="55505">
                <text:p>555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56475">
                <text:p>56475</text:p>
              </table:table-cell>
              <table:table-cell office:value-type="float" office:value="56595">
                <text:p>565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56998">
                <text:p>56998</text:p>
              </table:table-cell>
              <table:table-cell office:value-type="float" office:value="57094">
                <text:p>570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58153">
                <text:p>58153</text:p>
              </table:table-cell>
              <table:table-cell office:value-type="float" office:value="58225">
                <text:p>582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59075">
                <text:p>59075</text:p>
              </table:table-cell>
              <table:table-cell office:value-type="float" office:value="59047">
                <text:p>590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60398">
                <text:p>60398</text:p>
              </table:table-cell>
              <table:table-cell office:value-type="float" office:value="60363">
                <text:p>603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60531">
                <text:p>60531</text:p>
              </table:table-cell>
              <table:table-cell office:value-type="float" office:value="60466">
                <text:p>604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